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svg:stroke-width="0.1cm" svg:stroke-color="#000000" draw:marker-start-width="0.35cm" draw:marker-end-width="0.35cm" draw:fill="solid" draw:fill-color="#ffffff" draw:textarea-vertical-align="middle" fo:padding-top="0.175cm" fo:padding-bottom="0.175cm" fo:padding-left="0.3cm" fo:padding-right="0.3cm"/>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ffffff" draw:textarea-vertical-align="middle"/>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draw:fill-color="#ff0000" draw:textarea-horizontal-align="justify" draw:textarea-vertical-align="middle" draw:auto-grow-height="false"/>
    </style:style>
    <style:style style:name="gr10" style:family="graphic" style:parent-style-name="standard">
      <style:graphic-properties draw:fill-color="#ffffff" draw:textarea-vertical-align="middle"/>
    </style:style>
    <style:style style:name="gr11" style:family="graphic" style:parent-style-name="standard">
      <style:graphic-properties draw:fill-color="#000000" draw:textarea-vertical-align="middle"/>
    </style:style>
    <style:style style:name="gr12" style:family="graphic" style:parent-style-name="objectwithoutfill">
      <style:graphic-properties svg:stroke-color="#ff0000" draw:marker-end="Arrow" draw:marker-end-width="0.3cm" draw:fill="none" draw:textarea-vertical-align="middle"/>
    </style:style>
    <style:style style:name="gr13" style:family="graphic" style:parent-style-name="objectwithoutfill">
      <style:graphic-properties svg:stroke-color="#ff00ff" draw:fill="none" draw:textarea-vertical-align="middle"/>
    </style:style>
    <style:style style:name="gr14" style:family="graphic" style:parent-style-name="standard">
      <style:graphic-properties draw:fill-color="#c0c0c0" draw:textarea-vertical-align="middle"/>
    </style:style>
    <style:style style:name="gr15" style:family="graphic" style:parent-style-name="standard">
      <style:graphic-properties draw:fill-color="#ff0000" draw:textarea-vertical-align="middle"/>
    </style:style>
    <style:style style:name="gr16" style:family="graphic" style:parent-style-name="standard">
      <style:graphic-properties draw:fill-color="#ff00ff" draw:textarea-vertical-align="middle"/>
    </style:style>
    <style:style style:name="gr17" style:family="graphic" style:parent-style-name="objectwithoutfill">
      <style:graphic-properties svg:stroke-color="#00ff00" draw:marker-end="Arrow" draw:marker-end-width="0.3cm" draw:fill="none" draw:textarea-vertical-align="middle"/>
    </style:style>
    <style:style style:name="gr18" style:family="graphic" style:parent-style-name="standard">
      <style:graphic-properties draw:fill-color="#cfe7f5" draw:textarea-vertical-align="middle"/>
    </style:style>
    <style:style style:name="gr19"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21" style:family="graphic" style:parent-style-name="standard">
      <style:graphic-properties draw:fill-color="#000000" draw:textarea-vertical-align="middle"/>
    </style:style>
    <style:style style:name="gr22" style:family="graphic" style:parent-style-name="standard">
      <style:graphic-properties draw:fill-color="#00ff00"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4.071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text-properties fo:font-size="28pt" style:font-size-asian="28pt" style:font-size-complex="28pt"/>
    </style:style>
    <style:style style:name="P4" style:family="paragraph">
      <style:paragraph-properties fo:text-align="center"/>
      <style:text-properties fo:color="#ffffff"/>
    </style:style>
    <style:style style:name="P5" style:family="paragraph">
      <style:text-properties fo:font-size="26pt" style:font-size-asian="26pt" style:font-size-complex="26pt"/>
    </style:style>
    <style:style style:name="P6" style:family="paragraph">
      <style:paragraph-properties fo:text-align="end"/>
      <style:text-properties fo:font-size="28pt" style:font-size-asian="28pt" style:font-size-complex="28pt"/>
    </style:style>
    <style:style style:name="P7" style:family="paragraph">
      <style:text-properties fo:color="#ff0000"/>
    </style:style>
    <style:style style:name="P8" style:family="paragraph">
      <style:text-properties fo:font-family="'‚l‚r ƒSƒVƒbƒN'" fo:font-size="10pt" style:font-family-asian="'‚l‚r ƒSƒVƒbƒN'" style:font-size-asian="10pt" style:font-family-complex="'‚l‚r ƒSƒVƒbƒN'" style:font-size-complex="5.69999980926514pt"/>
    </style:style>
    <style:style style:name="T1" style:family="text">
      <style:text-properties fo:font-size="28pt" style:font-size-asian="28pt" style:font-size-complex="28pt"/>
    </style:style>
    <style:style style:name="T2" style:family="text">
      <style:text-properties fo:color="#ffffff"/>
    </style:style>
    <style:style style:name="T3" style:family="text">
      <style:text-properties fo:color="#ff0000"/>
    </style:style>
    <style:style style:name="T4" style:family="text">
      <style:text-properties fo:color="#0000ff"/>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layer="layout" svg:width="22.8cm" svg:height="13.971cm" svg:x="2.4cm" svg:y="3.082cm">
          <draw:text-box>
            <text:p>初めての参戦でした。</text:p>
            <text:p>惨敗でした。</text:p>
            <text:p>というわけで反省会です。</text:p>
            <text:p/>
            <text:p>■問題</text:p>
            <text:p>スリザーリンクの盤面が与えられる。</text:p>
            <text:p>盤面の条件をできるだけ満たすループを文字列で返せ。</text:p>
            <text:p>ループの始まりは好きに設定してもいい。</text:p>
            <text:p/>
            <text:p>例えば左上から小さく一周するなら</text:p>
            <text:p>“0 0 RDLU”</text:p>
            <text:p>を返す</text:p>
            <text:p/>
            <text:p>提出コードのスコアは盤面の条件をどれだけ満たしているかで決まる。</text:p>
            <text:p>100個の数字があってそのうち60個の数字について条件を満たしていれば</text:p>
            <text:p>60%がスコアになる。</text:p>
            <text:p>中には、盤面すべての条件を満たすことが不可能なテストケースも存在する。</text:p>
            <text:p/>
            <text:p>■制限</text:p>
            <text:p>制限時間10seconds</text:p>
            <text:p>盤面サイズ between 15 and 100</text:p>
          </draw:text-box>
        </draw:frame>
        <draw:frame draw:style-name="gr1" draw:text-style-name="P2" draw:layer="layout" svg:width="23.4cm" svg:height="1.348cm" svg:x="2.4cm" svg:y="0.8cm">
          <draw:text-box>
            <text:p text:style-name="P1"><text:span text:style-name="T1">Marathon Match 78</text:span><text:span text:style-name="T1">の反省レポート</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draw:style-name="gr1" draw:layer="layout" svg:width="25.6cm" svg:height="1.521cm" svg:x="1.2cm" svg:y="3.279cm">
          <draw:text-box>
            <text:p>ループは必ず閉じなければならない</text:p>
            <text:p>ループはひとつしか作ってはいけない</text:p>
          </draw:text-box>
        </draw:frame>
        <draw:rect draw:style-name="gr3" draw:text-style-name="P1" draw:layer="layout" svg:width="8.6cm" svg:height="7.6cm" svg:x="1.4cm" svg:y="5.5cm">
          <text:p/>
        </draw:rect>
        <draw:polygon draw:style-name="gr4" draw:text-style-name="P1" draw:layer="layout" svg:width="6.999cm" svg:height="6.399cm" svg:x="2.2cm" svg:y="6.1cm" svg:viewBox="0 0 7000 6400" draw:points="400,600 1000,600 1000,1800 1600,1800 1600,0 2000,0 2000,2200 1400,2200 1400,2600 2200,2600 2200,1200 4000,1200 4000,1800 3200,1800 3200,3200 4800,3200 4800,600 3000,600 3000,200 5800,200 5800,4400 4400,4400 4400,3800 3800,3800 3800,4600 6400,4600 6400,400 7000,400 7000,5600 2800,5600 2800,3400 1600,3400 1600,4000 2200,4000 2200,4400 800,4400 800,4800 2200,4800 2200,6000 6800,6000 6800,6400 400,6400 400,5800 1600,5800 1600,5000 0,5000 0,3600 1200,3600 1200,2400 400,2400">
          <text:p/>
        </draw:polygon>
        <draw:rect draw:style-name="gr3" draw:text-style-name="P1" draw:layer="layout" svg:width="8.6cm" svg:height="7.6cm" svg:x="17.2cm" svg:y="5.5cm">
          <text:p/>
        </draw:rect>
        <draw:custom-shape draw:style-name="gr5" draw:text-style-name="P1" draw:layer="layout" svg:width="5.8cm" svg:height="5.2cm" svg:x="18.4cm" svg:y="6.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6" draw:text-style-name="P1" draw:layer="layout" svg:x1="11.2cm" svg:y1="8.9cm" svg:x2="15.8cm" svg:y2="8.9cm">
          <text:p/>
        </draw:line>
        <draw:frame draw:style-name="gr1" draw:layer="layout" svg:width="24.4cm" svg:height="6.909cm" svg:x="1.4cm" svg:y="13.6cm">
          <draw:text-box>
            <text:p>ループが閉じると、盤面はループで閉じた領域とそれ以外の領域に２分される</text:p>
            <text:p>ループを作る = string(“0 0 RDRRURDDLLDLLUUU”)を作る</text:p>
            <text:p><text:tab/><text:tab/><text:tab/>= int field[size][size]を作る</text:p>
            <text:p/>
            <text:p>閉じた領域：黒</text:p>
            <text:p>外の領域：白</text:p>
            <text:p>とすれば0 or 1の２次元配列で扱える（便利）</text:p>
            <text:p/>
            <text:p>解を求めるにはfield -&gt; stringの関数を作っておけばいい</text:p>
            <text:p/>
          </draw:text-box>
        </draw:frame>
        <draw:frame draw:style-name="gr1" draw:text-style-name="P2" draw:layer="layout" svg:width="22.8cm" svg:height="1.238cm" svg:x="1.2cm" svg:y="0.6cm">
          <draw:text-box>
            <text:p text:style-name="P1"><text:span text:style-name="T1">問題考察</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draw:style-name="gr1" draw:text-style-name="P2" draw:layer="layout" svg:width="21.8cm" svg:height="1.348cm" svg:x="3cm" svg:y="1cm">
          <draw:text-box>
            <text:p text:style-name="P1"><text:span text:style-name="T1">field -&gt; string </text:span><text:span text:style-name="T1">の関数</text:span></text:p>
          </draw:text-box>
        </draw:frame>
        <draw:custom-shape draw:style-name="gr5" draw:text-style-name="P1" draw:layer="layout" svg:width="5.8cm" svg:height="5.2cm" svg:x="1.6cm" svg:y="7.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6" draw:text-style-name="P1" draw:layer="layout" svg:x1="1.8cm" svg:y1="3.8cm" svg:x2="1.8cm" svg:y2="8.2cm">
          <text:p/>
        </draw:line>
        <draw:line draw:style-name="gr6" draw:text-style-name="P1" draw:layer="layout" svg:x1="2.4cm" svg:y1="8cm" svg:x2="2.4cm" svg:y2="6.2cm">
          <text:p/>
        </draw:line>
        <draw:line draw:style-name="gr6" draw:text-style-name="P1" draw:layer="layout" svg:x1="3cm" svg:y1="6.8cm" svg:x2="6.8cm" svg:y2="6.8cm">
          <text:p/>
        </draw:line>
        <draw:line draw:style-name="gr6" draw:text-style-name="P1" draw:layer="layout" svg:x1="6.6cm" svg:y1="7.6cm" svg:x2="6.6cm" svg:y2="8.4cm">
          <text:p/>
        </draw:line>
        <draw:line draw:style-name="gr6" draw:text-style-name="P1" draw:layer="layout" svg:x1="7.2cm" svg:y1="8.2cm" svg:x2="8.4cm" svg:y2="8.2cm">
          <text:p/>
        </draw:line>
        <draw:line draw:style-name="gr6" draw:text-style-name="P1" draw:layer="layout" svg:x1="8.2cm" svg:y1="8.8cm" svg:x2="8.2cm" svg:y2="12cm">
          <text:p/>
        </draw:line>
        <draw:line draw:style-name="gr6" draw:text-style-name="P1" draw:layer="layout" svg:x1="2cm" svg:y1="8.4cm" svg:x2="2.8cm" svg:y2="8.4cm">
          <text:p/>
        </draw:line>
        <draw:frame draw:style-name="gr1" draw:layer="layout" svg:width="16.6cm" svg:height="4.061cm" svg:x="10.6cm" svg:y="3.4cm">
          <draw:text-box>
            <text:p>黒い壁に右手をつけながら元に戻ってくるまで一周するだけ</text:p>
            <text:p/>
            <text:p>右手についている壁がなくなったら時計回りに方向転換</text:p>
            <text:p>前の壁にぶつかったら反時計回りに方向転換</text:p>
            <text:p/>
            <text:p>を繰り返せばいい</text:p>
          </draw:text-box>
        </draw:frame>
        <draw:rect draw:style-name="gr7" draw:text-style-name="P1" draw:layer="layout" svg:width="1cm" svg:height="1cm" svg:x="11cm" svg:y="8.3cm">
          <text:p text:style-name="P1">UL</text:p>
        </draw:rect>
        <draw:rect draw:style-name="gr7" draw:text-style-name="P1" draw:layer="layout" svg:width="1cm" svg:height="1cm" svg:x="11.999cm" svg:y="8.299cm">
          <text:p text:style-name="P1">UR</text:p>
        </draw:rect>
        <draw:rect draw:style-name="gr7" draw:text-style-name="P1" draw:layer="layout" svg:width="1cm" svg:height="1cm" svg:x="10.999cm" svg:y="9.299cm">
          <text:p text:style-name="P1">DL</text:p>
        </draw:rect>
        <draw:rect draw:style-name="gr7" draw:text-style-name="P1" draw:layer="layout" svg:width="1cm" svg:height="1cm" svg:x="11.999cm" svg:y="9.299cm">
          <text:p text:style-name="P1">DR</text:p>
        </draw:rect>
        <draw:path draw:style-name="gr8" draw:text-style-name="P1" draw:layer="layout" svg:width="9.568cm" svg:height="9.651cm" draw:transform="rotate (0.508588944031052) translate (-1.7056693685821cm 8.17694450069112cm)" svg:viewBox="0 0 9569 9652" svg:d="m4544 9c299-50 547 119 840 150 273 28 462 290 752 305 283 15 486 212 754 305 247 85 351 375 587 500 237 125 504 219 692 414 209 217 410 435 614 659 185 204 503 373 441 709-63 339 156 553 219 900 58 323 158 610 116 931-38 295-137 532-150 839-12 283-142 544-230 824-85 274-105 535-259 778-148 234-270 484-406 727-142 256-259 563-517 721-256 157-448 371-701 532-252 160-507 335-828 347-297 12-560-44-841-95-282-50-552-80-825-228-249-135-566-12-839-151-246-124-491-201-741-327-269-135-440-413-685-583-214-149-457-254-682-381-250-140-445-356-700-505-282-167-374-386-559-601-214-249-173-624-195-944-20-291 73-570 74-855 0-132 390-860-32-306-139 182-775 424-219 600 200 63 719 332 661-151l-171-211-122-299 5-111">
          <text:p/>
        </draw:path>
        <draw:custom-shape draw:style-name="gr9" draw:text-style-name="P1" draw:layer="layout" svg:width="0.4cm" svg:height="0.4cm" svg:x="11.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 draw:layer="layout" svg:width="1cm" svg:height="1cm" svg:x="11cm" svg:y="11.4cm">
          <text:p/>
        </draw:rect>
        <draw:rect draw:style-name="gr11" draw:text-style-name="P1" draw:layer="layout" svg:width="1cm" svg:height="1cm" svg:x="11.999cm" svg:y="11.399cm">
          <text:p/>
        </draw:rect>
        <draw:custom-shape draw:style-name="gr9" draw:text-style-name="P1" draw:layer="layout" svg:width="0.4cm" svg:height="0.4cm" svg:x="11.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11.2cm" svg:height="1.521cm" svg:x="14.4cm" svg:y="8.479cm">
          <draw:text-box>
            <text:p>現在の地点の周りの４つのセルの色を見てパスを定める</text:p>
          </draw:text-box>
        </draw:frame>
        <draw:rect draw:style-name="gr10" draw:text-style-name="P1" draw:layer="layout" svg:width="1cm" svg:height="1cm" svg:x="12cm" svg:y="13.4cm">
          <text:p/>
        </draw:rect>
        <draw:rect draw:style-name="gr11" draw:text-style-name="P1" draw:layer="layout" svg:width="1cm" svg:height="1cm" svg:x="10.999cm" svg:y="13.399cm">
          <text:p/>
        </draw:rect>
        <draw:custom-shape draw:style-name="gr9" draw:text-style-name="P1" draw:layer="layout" svg:width="0.4cm" svg:height="0.4cm" svg:x="11.8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 draw:layer="layout" svg:width="1cm" svg:height="1cm" svg:x="12cm" svg:y="14.999cm">
          <text:p/>
        </draw:rect>
        <draw:rect draw:style-name="gr11" draw:text-style-name="P1" draw:layer="layout" svg:width="1cm" svg:height="1cm" svg:x="11.999cm" svg:y="15.998cm">
          <text:p/>
        </draw:rect>
        <draw:custom-shape draw:style-name="gr9" draw:text-style-name="P1" draw:layer="layout" svg:width="0.4cm" svg:height="0.4cm" svg:x="11.8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 draw:layer="layout" svg:width="1cm" svg:height="1cm" svg:x="10.999cm" svg:y="18.399cm">
          <text:p/>
        </draw:rect>
        <draw:rect draw:style-name="gr11" draw:text-style-name="P1" draw:layer="layout" svg:width="1cm" svg:height="1cm" svg:x="10.998cm" svg:y="17.398cm">
          <text:p/>
        </draw:rect>
        <draw:custom-shape draw:style-name="gr9" draw:text-style-name="P1" draw:layer="layout" svg:width="0.4cm" svg:height="0.4cm" svg:x="11.799cm" svg:y="18.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9.8cm" svg:height="1.675cm" svg:x="15.2cm" svg:y="11.6cm">
          <draw:text-box>
            <text:p>UL = 0 and UR <text:s/>= 1</text:p>
            <text:p>-&gt; path += “U”</text:p>
          </draw:text-box>
        </draw:frame>
        <draw:frame draw:style-name="gr1" draw:layer="layout" svg:width="9.8cm" svg:height="1.675cm" svg:x="15.2cm" svg:y="13.601cm">
          <draw:text-box>
            <text:p>DL = 1 and DR <text:s/>= 0</text:p>
            <text:p>-&gt; path += “D”</text:p>
          </draw:text-box>
        </draw:frame>
        <draw:frame draw:style-name="gr1" draw:layer="layout" svg:width="9.8cm" svg:height="1.675cm" svg:x="15.2cm" svg:y="15.601cm">
          <draw:text-box>
            <text:p>UR = 0 and DR = 1</text:p>
            <text:p>-&gt; path += “R”</text:p>
          </draw:text-box>
        </draw:frame>
        <draw:frame draw:style-name="gr1" draw:layer="layout" svg:width="9.8cm" svg:height="1.675cm" svg:x="15.2cm" svg:y="17.601cm">
          <draw:text-box>
            <text:p>UL = 1 and DL = 0</text:p>
            <text:p>-&gt; path += “L”</text:p>
          </draw:text-box>
        </draw:frame>
        <draw:line draw:style-name="gr6" draw:text-style-name="P1" draw:layer="layout" svg:x1="11.6cm" svg:y1="12.6cm" svg:x2="11.6cm" svg:y2="11cm">
          <text:p/>
        </draw:line>
        <draw:line draw:style-name="gr6" draw:text-style-name="P1" draw:layer="layout" svg:x1="12.4cm" svg:y1="13.3cm" svg:x2="12.4cm" svg:y2="14.7cm">
          <text:p/>
        </draw:line>
        <draw:line draw:style-name="gr6" draw:text-style-name="P1" draw:layer="layout" svg:x1="11.4cm" svg:y1="15.6cm" svg:x2="13.6cm" svg:y2="15.6cm">
          <text:p/>
        </draw:line>
        <draw:line draw:style-name="gr6" draw:text-style-name="P1" draw:layer="layout" svg:x1="12.6cm" svg:y1="19cm" svg:x2="10.4cm" svg:y2="19cm">
          <text:p/>
        </draw:lin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draw:style-name="gr1" draw:text-style-name="P3" draw:layer="layout" svg:width="23.6cm" svg:height="1.238cm" svg:x="2.1cm" svg:y="1cm">
          <draw:text-box>
            <text:p text:style-name="P1"><text:span text:style-name="T1">スコア計算</text:span></text:p>
          </draw:text-box>
        </draw:frame>
        <draw:rect draw:style-name="gr11" draw:text-style-name="P1" draw:layer="layout" svg:width="1cm" svg:height="1cm" svg:x="5.6cm" svg:y="4.7cm">
          <text:p/>
        </draw:rect>
        <draw:rect draw:style-name="gr11" draw:text-style-name="P1" draw:layer="layout" svg:width="1cm" svg:height="1cm" svg:x="5.599cm" svg:y="5.699cm">
          <text:p/>
        </draw:rect>
        <draw:rect draw:style-name="gr10" draw:text-style-name="P1" draw:layer="layout" svg:width="1cm" svg:height="1cm" svg:x="4.599cm" svg:y="4.699cm">
          <text:p/>
        </draw:rect>
        <draw:rect draw:style-name="gr11" draw:text-style-name="P1" draw:layer="layout" svg:width="1cm" svg:height="1cm" svg:x="4.599cm" svg:y="5.699cm">
          <text:p/>
        </draw:rect>
        <draw:rect draw:style-name="gr10" draw:text-style-name="P1" draw:layer="layout" svg:width="1cm" svg:height="1cm" svg:x="4.599cm" svg:y="3.699cm">
          <text:p/>
        </draw:rect>
        <draw:rect draw:style-name="gr11" draw:text-style-name="P1" draw:layer="layout" svg:width="1cm" svg:height="1cm" svg:x="5.599cm" svg:y="3.699cm">
          <text:p/>
        </draw:rect>
        <draw:rect draw:style-name="gr11" draw:text-style-name="P1" draw:layer="layout" svg:width="1cm" svg:height="1cm" svg:x="6.599cm" svg:y="3.699cm">
          <text:p/>
        </draw:rect>
        <draw:rect draw:style-name="gr10" draw:text-style-name="P1" draw:layer="layout" svg:width="1cm" svg:height="1cm" svg:x="6.599cm" svg:y="4.699cm">
          <text:p/>
        </draw:rect>
        <draw:rect draw:style-name="gr10" draw:text-style-name="P1" draw:layer="layout" svg:width="1cm" svg:height="1cm" svg:x="6.599cm" svg:y="5.699cm">
          <text:p/>
        </draw:rect>
        <draw:rect draw:style-name="gr11" draw:text-style-name="P1" draw:layer="layout" svg:width="1cm" svg:height="1cm" svg:x="7.598cm" svg:y="3.698cm">
          <text:p/>
        </draw:rect>
        <draw:rect draw:style-name="gr11" draw:text-style-name="P1" draw:layer="layout" svg:width="1cm" svg:height="1cm" svg:x="7.598cm" svg:y="4.698cm">
          <text:p/>
        </draw:rect>
        <draw:rect draw:style-name="gr10" draw:text-style-name="P1" draw:layer="layout" svg:width="1cm" svg:height="1cm" svg:x="7.598cm" svg:y="5.698cm">
          <text:p/>
        </draw:rect>
        <draw:rect draw:style-name="gr11" draw:text-style-name="P1" draw:layer="layout" svg:width="1cm" svg:height="1cm" svg:x="4.599cm" svg:y="2.699cm">
          <text:p/>
        </draw:rect>
        <draw:rect draw:style-name="gr11" draw:text-style-name="P1" draw:layer="layout" svg:width="1cm" svg:height="1cm" svg:x="5.599cm" svg:y="2.699cm">
          <text:p/>
        </draw:rect>
        <draw:rect draw:style-name="gr11" draw:text-style-name="P1" draw:layer="layout" svg:width="1cm" svg:height="1cm" svg:x="6.599cm" svg:y="2.699cm">
          <text:p/>
        </draw:rect>
        <draw:rect draw:style-name="gr10" draw:text-style-name="P1" draw:layer="layout" svg:width="1cm" svg:height="1cm" svg:x="7.598cm" svg:y="2.698cm">
          <text:p/>
        </draw:rect>
        <draw:rect draw:style-name="gr10" draw:text-style-name="P1" draw:layer="layout" svg:width="1cm" svg:height="1cm" svg:x="8.597cm" svg:y="3.697cm">
          <text:p/>
        </draw:rect>
        <draw:rect draw:style-name="gr11" draw:text-style-name="P1" draw:layer="layout" svg:width="1cm" svg:height="1cm" svg:x="8.597cm" svg:y="4.697cm">
          <text:p/>
        </draw:rect>
        <draw:rect draw:style-name="gr10" draw:text-style-name="P1" draw:layer="layout" svg:width="1cm" svg:height="1cm" svg:x="8.597cm" svg:y="5.697cm">
          <text:p/>
        </draw:rect>
        <draw:rect draw:style-name="gr10" draw:text-style-name="P1" draw:layer="layout" svg:width="1cm" svg:height="1cm" svg:x="8.597cm" svg:y="2.697cm">
          <text:p/>
        </draw:rect>
        <draw:rect draw:style-name="gr10" draw:text-style-name="P1" draw:layer="layout" svg:width="1cm" svg:height="1cm" svg:x="5.598cm" svg:y="6.698cm">
          <text:p/>
        </draw:rect>
        <draw:rect draw:style-name="gr10" draw:text-style-name="P1" draw:layer="layout" svg:width="1cm" svg:height="1cm" svg:x="4.598cm" svg:y="6.698cm">
          <text:p/>
        </draw:rect>
        <draw:rect draw:style-name="gr10" draw:text-style-name="P1" draw:layer="layout" svg:width="1cm" svg:height="1cm" svg:x="6.598cm" svg:y="6.698cm">
          <text:p/>
        </draw:rect>
        <draw:rect draw:style-name="gr10" draw:text-style-name="P1" draw:layer="layout" svg:width="1cm" svg:height="1cm" svg:x="7.597cm" svg:y="6.697cm">
          <text:p/>
        </draw:rect>
        <draw:rect draw:style-name="gr10" draw:text-style-name="P1" draw:layer="layout" svg:width="1cm" svg:height="1cm" svg:x="8.596cm" svg:y="6.696cm">
          <text:p/>
        </draw:rect>
        <draw:custom-shape draw:style-name="gr9" draw:text-style-name="P1" draw:layer="layout" svg:width="0.6cm" svg:height="0.6cm" svg:x="6.8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10.2cm" svg:height="1.521cm" svg:x="12.6cm" svg:y="2.7cm">
          <draw:text-box>
            <text:p>あるセルの周りを通る線の数を黒白のマス目から計算する</text:p>
          </draw:text-box>
        </draw:frame>
        <draw:rect draw:style-name="gr10" draw:text-style-name="P1" draw:layer="layout" svg:width="1cm" svg:height="1cm" svg:x="12.595cm" svg:y="4.795cm">
          <text:p/>
        </draw:rect>
        <draw:rect draw:style-name="gr11" draw:text-style-name="P1" draw:layer="layout" svg:width="1cm" svg:height="1cm" svg:x="12.595cm" svg:y="5.795cm">
          <text:p/>
        </draw:rect>
        <draw:line draw:style-name="gr12" draw:text-style-name="P1" draw:layer="layout" svg:x1="12cm" svg:y1="5.7cm" svg:x2="14.4cm" svg:y2="5.7cm">
          <text:p/>
        </draw:line>
        <draw:frame draw:style-name="gr1" draw:layer="layout" svg:width="7.4cm" svg:height="3.426cm" svg:x="15.8cm" svg:y="4.6cm">
          <draw:text-box>
            <text:p>ループが通ったあとは黒と白の境界になる</text:p>
            <text:p/>
            <text:p>つまり、隣接する違う色の個数が周りを通る線の数</text:p>
          </draw:text-box>
        </draw:frame>
        <draw:rect draw:style-name="gr11" draw:text-style-name="P1" draw:layer="layout" svg:width="1cm" svg:height="1cm" svg:x="11.6cm" svg:y="13.7cm">
          <text:p/>
        </draw:rect>
        <draw:rect draw:style-name="gr11" draw:text-style-name="P1" draw:layer="layout" svg:width="1cm" svg:height="1cm" svg:x="12.599cm" svg:y="12.699cm">
          <text:p/>
        </draw:rect>
        <draw:rect draw:style-name="gr10" draw:text-style-name="P1" draw:layer="layout" svg:width="1cm" svg:height="1cm" svg:x="12.599cm" svg:y="13.699cm">
          <text:p/>
        </draw:rect>
        <draw:rect draw:style-name="gr10" draw:text-style-name="P1" draw:layer="layout" svg:width="1cm" svg:height="1cm" svg:x="12.599cm" svg:y="14.699cm">
          <text:p/>
        </draw:rect>
        <draw:rect draw:style-name="gr11" draw:text-style-name="P1" draw:layer="layout" svg:width="1cm" svg:height="1cm" svg:x="13.598cm" svg:y="13.698cm">
          <text:p/>
        </draw:rect>
        <draw:custom-shape draw:style-name="gr9" draw:text-style-name="P1" draw:layer="layout" svg:width="0.6cm" svg:height="0.6cm" svg:x="12.8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2cm" svg:y1="15.1cm" svg:x2="12.2cm" svg:y2="13.1cm">
          <text:p/>
        </draw:line>
        <draw:line draw:style-name="gr12" draw:text-style-name="P1" draw:layer="layout" svg:x1="12.2cm" svg:y1="13.3cm" svg:x2="14.4cm" svg:y2="13.3cm">
          <text:p/>
        </draw:line>
        <draw:line draw:style-name="gr12" draw:text-style-name="P1" draw:layer="layout" svg:x1="14cm" svg:y1="13.3cm" svg:x2="14cm" svg:y2="15.5cm">
          <text:p/>
        </draw:line>
        <draw:rect draw:style-name="gr10" draw:text-style-name="P1" draw:layer="layout" svg:width="1cm" svg:height="1cm" svg:x="12.594cm" svg:y="8.694cm">
          <text:p/>
        </draw:rect>
        <draw:rect draw:style-name="gr10" draw:text-style-name="P1" draw:layer="layout" svg:width="1cm" svg:height="1cm" svg:x="12.593cm" svg:y="9.693cm">
          <text:p/>
        </draw:rect>
        <draw:frame draw:style-name="gr1" draw:layer="layout" svg:width="7.2cm" svg:height="1.521cm" svg:x="16.4cm" svg:y="8.7cm">
          <draw:text-box>
            <text:p>隣接する同じ色のセルの間には先は通らない</text:p>
          </draw:text-box>
        </draw:frame>
        <draw:polyline draw:style-name="gr13" draw:text-style-name="P1" draw:layer="layout" svg:width="5.396cm" svg:height="2.199cm" draw:transform="rotate (3.1415926535892) translate (9.59700000000178cm 7.09999999999502cm)" svg:viewBox="0 0 5397 2200" draw:points="0,1000 2197,1000 2197,2200 2797,2200 2797,0 5397,0">
          <text:p/>
        </draw:polyline>
        <draw:polyline draw:style-name="gr13" draw:text-style-name="P1" draw:layer="layout" svg:width="1.999cm" svg:height="2.199cm" draw:transform="rotate (-1.57079632679579) translate (9.99999999999704cm 2.29999999999674cm)" svg:viewBox="0 0 2000 2200" draw:points="0,2200 1200,2200 1200,1200 2000,1200 2000,0">
          <text:p/>
        </draw:polyline>
        <draw:polyline draw:style-name="gr13" draw:text-style-name="P1" draw:layer="layout" svg:width="0.999cm" svg:height="1.399cm" svg:x="4.2cm" svg:y="3.9cm" svg:viewBox="0 0 1000 1400" draw:points="0,0 1000,0 1000,1400 0,1400">
          <text:p/>
        </draw:polyline>
        <draw:frame draw:style-name="gr1" draw:layer="layout" svg:width="7.2cm" svg:height="0.963cm" svg:x="16.8cm" svg:y="12.7cm">
          <draw:text-box>
            <text:p>周りを通る線の数は3</text:p>
          </draw:text-box>
        </draw:frame>
        <draw:frame draw:style-name="gr1" draw:layer="layout" svg:width="12.4cm" svg:height="1.521cm" svg:x="12.2cm" svg:y="17.2cm">
          <draw:text-box>
            <text:p>すべてのセルについて周りの線の数を計算して条件に一致するかを計算する</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draw:style-name="gr1" draw:text-style-name="P2" draw:layer="layout" svg:width="19.6cm" svg:height="1.238cm" svg:x="3.8cm" svg:y="1.2cm">
          <draw:text-box>
            <text:p text:style-name="P1"><text:span text:style-name="T1">ループの変化</text:span></text:p>
          </draw:text-box>
        </draw:frame>
        <draw:rect draw:style-name="gr14" draw:text-style-name="P1" draw:layer="layout" svg:width="1cm" svg:height="1cm" svg:x="1.799cm" svg:y="3.299cm">
          <text:p/>
        </draw:rect>
        <draw:rect draw:style-name="gr10" draw:text-style-name="P1" draw:layer="layout" svg:width="1cm" svg:height="1cm" svg:x="1.799cm" svg:y="4.299cm">
          <text:p/>
        </draw:rect>
        <draw:rect draw:style-name="gr10" draw:text-style-name="P1" draw:layer="layout" svg:width="1cm" svg:height="1cm" svg:x="1.799cm" svg:y="5.299cm">
          <text:p/>
        </draw:rect>
        <draw:rect draw:style-name="gr10" draw:text-style-name="P1" draw:layer="layout" svg:width="1cm" svg:height="1cm" svg:x="1.799cm" svg:y="6.299cm">
          <text:p/>
        </draw:rect>
        <draw:rect draw:style-name="gr10" draw:text-style-name="P1" draw:layer="layout" svg:width="1cm" svg:height="1cm" svg:x="1.799cm" svg:y="7.299cm">
          <text:p/>
        </draw:rect>
        <draw:rect draw:style-name="gr11" draw:text-style-name="P1" draw:layer="layout" svg:width="1cm" svg:height="1cm" svg:x="2.798cm" svg:y="3.298cm">
          <text:p/>
        </draw:rect>
        <draw:rect draw:style-name="gr11" draw:text-style-name="P1" draw:layer="layout" svg:width="1cm" svg:height="1cm" svg:x="2.798cm" svg:y="4.298cm">
          <text:p/>
        </draw:rect>
        <draw:rect draw:style-name="gr11" draw:text-style-name="P1" draw:layer="layout" svg:width="1cm" svg:height="1cm" svg:x="2.798cm" svg:y="5.298cm">
          <text:p/>
        </draw:rect>
        <draw:rect draw:style-name="gr11" draw:text-style-name="P1" draw:layer="layout" svg:width="1cm" svg:height="1cm" svg:x="2.798cm" svg:y="6.298cm">
          <text:p/>
        </draw:rect>
        <draw:rect draw:style-name="gr15" draw:text-style-name="P1" draw:layer="layout" svg:width="1cm" svg:height="1cm" svg:x="2.798cm" svg:y="7.298cm">
          <text:p/>
        </draw:rect>
        <draw:rect draw:style-name="gr10" draw:text-style-name="P1" draw:layer="layout" svg:width="1cm" svg:height="1cm" svg:x="3.798cm" svg:y="3.298cm">
          <text:p/>
        </draw:rect>
        <draw:rect draw:style-name="gr11" draw:text-style-name="P1" draw:layer="layout" svg:width="1cm" svg:height="1cm" svg:x="3.798cm" svg:y="4.298cm">
          <text:p/>
        </draw:rect>
        <draw:rect draw:style-name="gr10" draw:text-style-name="P1" draw:layer="layout" svg:width="1cm" svg:height="1cm" svg:x="3.798cm" svg:y="5.298cm">
          <text:p/>
        </draw:rect>
        <draw:rect draw:style-name="gr15" draw:text-style-name="P1" draw:layer="layout" svg:width="1cm" svg:height="1cm" svg:x="4.798cm" svg:y="3.298cm">
          <text:p/>
        </draw:rect>
        <draw:rect draw:style-name="gr11" draw:text-style-name="P1" draw:layer="layout" svg:width="1cm" svg:height="1cm" svg:x="4.798cm" svg:y="4.298cm">
          <text:p/>
        </draw:rect>
        <draw:rect draw:style-name="gr10" draw:text-style-name="P1" draw:layer="layout" svg:width="1cm" svg:height="1cm" svg:x="4.798cm" svg:y="5.298cm">
          <text:p/>
        </draw:rect>
        <draw:rect draw:style-name="gr10" draw:text-style-name="P1" draw:layer="layout" svg:width="1cm" svg:height="1cm" svg:x="4.798cm" svg:y="7.298cm">
          <text:p/>
        </draw:rect>
        <draw:rect draw:style-name="gr10" draw:text-style-name="P1" draw:layer="layout" svg:width="1cm" svg:height="1cm" svg:x="5.798cm" svg:y="3.298cm">
          <text:p/>
        </draw:rect>
        <draw:rect draw:style-name="gr15" draw:text-style-name="P1" draw:layer="layout" svg:width="1cm" svg:height="1cm" svg:x="5.798cm" svg:y="4.298cm">
          <text:p/>
        </draw:rect>
        <draw:rect draw:style-name="gr10" draw:text-style-name="P1" draw:layer="layout" svg:width="1cm" svg:height="1cm" svg:x="5.798cm" svg:y="5.298cm">
          <text:p/>
        </draw:rect>
        <draw:rect draw:style-name="gr15" draw:text-style-name="P1" draw:layer="layout" svg:width="1cm" svg:height="1cm" svg:x="3.797cm" svg:y="7.297cm">
          <text:p/>
        </draw:rect>
        <draw:rect draw:style-name="gr15" draw:text-style-name="P1" draw:layer="layout" svg:width="1cm" svg:height="1cm" svg:x="3.797cm" svg:y="6.297cm">
          <text:p/>
        </draw:rect>
        <draw:rect draw:style-name="gr15" draw:text-style-name="P1" draw:layer="layout" svg:width="1cm" svg:height="1cm" svg:x="4.797cm" svg:y="6.297cm">
          <text:p/>
        </draw:rect>
        <draw:rect draw:style-name="gr15" draw:text-style-name="P1" draw:layer="layout" svg:width="1cm" svg:height="1cm" svg:x="5.797cm" svg:y="6.297cm">
          <text:p/>
        </draw:rect>
        <draw:rect draw:style-name="gr15" draw:text-style-name="P1" draw:layer="layout" svg:width="1cm" svg:height="1cm" svg:x="5.797cm" svg:y="7.297cm">
          <text:p/>
        </draw:rect>
        <draw:frame draw:style-name="gr1" draw:layer="layout" svg:width="15cm" svg:height="2.156cm" svg:x="10.8cm" svg:y="3.4cm">
          <draw:text-box>
            <text:p>既存のパス　　　に新しいパス　　　を追加したり</text:p>
            <text:p/>
            <text:p>パスを減らしたり　　　する</text:p>
          </draw:text-box>
        </draw:frame>
        <draw:rect draw:style-name="gr14" draw:text-style-name="P1" draw:layer="layout" svg:width="1cm" svg:height="1cm" svg:x="15.698cm" svg:y="4.698cm">
          <text:p/>
        </draw:rect>
        <draw:rect draw:style-name="gr11" draw:text-style-name="P1" draw:layer="layout" svg:width="1cm" svg:height="1cm" svg:x="14.297cm" svg:y="3.297cm">
          <text:p/>
        </draw:rect>
        <draw:rect draw:style-name="gr15" draw:text-style-name="P1" draw:layer="layout" svg:width="1cm" svg:height="1cm" svg:x="18.997cm" svg:y="3.297cm">
          <text:p/>
        </draw:rect>
        <draw:rect draw:style-name="gr10" draw:text-style-name="P1" draw:layer="layout" svg:width="1cm" svg:height="1cm" svg:x="10.799cm" svg:y="7.299cm">
          <text:p/>
        </draw:rect>
        <draw:rect draw:style-name="gr10" draw:text-style-name="P1" draw:layer="layout" svg:width="1cm" svg:height="1cm" svg:x="10.799cm" svg:y="8.299cm">
          <text:p/>
        </draw:rect>
        <draw:rect draw:style-name="gr10" draw:text-style-name="P1" draw:layer="layout" svg:width="1cm" svg:height="1cm" svg:x="10.799cm" svg:y="9.299cm">
          <text:p/>
        </draw:rect>
        <draw:rect draw:style-name="gr10" draw:text-style-name="P1" draw:layer="layout" svg:width="1cm" svg:height="1cm" svg:x="10.799cm" svg:y="10.299cm">
          <text:p/>
        </draw:rect>
        <draw:rect draw:style-name="gr11" draw:text-style-name="P1" draw:layer="layout" svg:width="1cm" svg:height="1cm" svg:x="11.798cm" svg:y="7.298cm">
          <text:p/>
        </draw:rect>
        <draw:rect draw:style-name="gr11" draw:text-style-name="P1" draw:layer="layout" svg:width="1cm" svg:height="1cm" svg:x="11.798cm" svg:y="8.298cm">
          <text:p/>
        </draw:rect>
        <draw:rect draw:style-name="gr11" draw:text-style-name="P1" draw:layer="layout" svg:width="1cm" svg:height="1cm" svg:x="11.798cm" svg:y="9.298cm">
          <text:p/>
        </draw:rect>
        <draw:rect draw:style-name="gr15" draw:text-style-name="P1" draw:layer="layout" svg:width="1cm" svg:height="1cm" svg:x="11.798cm" svg:y="10.298cm">
          <text:p/>
        </draw:rect>
        <draw:rect draw:style-name="gr11" draw:text-style-name="P1" draw:layer="layout" svg:width="1cm" svg:height="1cm" svg:x="12.798cm" svg:y="7.298cm">
          <text:p/>
        </draw:rect>
        <draw:rect draw:style-name="gr10" draw:text-style-name="P1" draw:layer="layout" svg:width="1cm" svg:height="1cm" svg:x="12.798cm" svg:y="8.298cm">
          <text:p/>
        </draw:rect>
        <draw:rect draw:style-name="gr11" draw:text-style-name="P1" draw:layer="layout" svg:width="1cm" svg:height="1cm" svg:x="13.798cm" svg:y="7.298cm">
          <text:p/>
        </draw:rect>
        <draw:rect draw:style-name="gr10" draw:text-style-name="P1" draw:layer="layout" svg:width="1cm" svg:height="1cm" svg:x="13.798cm" svg:y="8.298cm">
          <text:p/>
        </draw:rect>
        <draw:rect draw:style-name="gr10" draw:text-style-name="P1" draw:layer="layout" svg:width="1cm" svg:height="1cm" svg:x="13.798cm" svg:y="10.298cm">
          <text:p/>
        </draw:rect>
        <draw:rect draw:style-name="gr15" draw:text-style-name="P1" draw:layer="layout" svg:width="1cm" svg:height="1cm" svg:x="14.798cm" svg:y="7.298cm">
          <text:p/>
        </draw:rect>
        <draw:rect draw:style-name="gr16" draw:text-style-name="P1" draw:layer="layout" svg:width="1cm" svg:height="1cm" svg:x="14.798cm" svg:y="8.298cm">
          <text:p/>
        </draw:rect>
        <draw:rect draw:style-name="gr15" draw:text-style-name="P1" draw:layer="layout" svg:width="1cm" svg:height="1cm" svg:x="12.797cm" svg:y="10.297cm">
          <text:p/>
        </draw:rect>
        <draw:rect draw:style-name="gr15" draw:text-style-name="P1" draw:layer="layout" svg:width="1cm" svg:height="1cm" svg:x="12.797cm" svg:y="9.297cm">
          <text:p/>
        </draw:rect>
        <draw:rect draw:style-name="gr15" draw:text-style-name="P1" draw:layer="layout" svg:width="1cm" svg:height="1cm" svg:x="13.797cm" svg:y="9.297cm">
          <text:p/>
        </draw:rect>
        <draw:rect draw:style-name="gr15" draw:text-style-name="P1" draw:layer="layout" svg:width="1cm" svg:height="1cm" svg:x="14.797cm" svg:y="9.297cm">
          <text:p/>
        </draw:rect>
        <draw:rect draw:style-name="gr15" draw:text-style-name="P1" draw:layer="layout" svg:width="1cm" svg:height="1cm" svg:x="14.797cm" svg:y="10.297cm">
          <text:p/>
        </draw:rect>
        <draw:line draw:style-name="gr17" draw:text-style-name="P1" draw:layer="layout" svg:x1="18.2cm" svg:y1="8.8cm" svg:x2="15.2cm" svg:y2="8.8cm">
          <text:p/>
        </draw:line>
        <draw:rect draw:style-name="gr14" draw:text-style-name="P1" draw:layer="layout" svg:width="1cm" svg:height="1cm" svg:x="10.799cm" svg:y="12.299cm">
          <text:p/>
        </draw:rect>
        <draw:rect draw:style-name="gr10" draw:text-style-name="P1" draw:layer="layout" svg:width="1cm" svg:height="1cm" svg:x="10.799cm" svg:y="13.299cm">
          <text:p/>
        </draw:rect>
        <draw:rect draw:style-name="gr10" draw:text-style-name="P1" draw:layer="layout" svg:width="1cm" svg:height="1cm" svg:x="10.799cm" svg:y="14.299cm">
          <text:p/>
        </draw:rect>
        <draw:rect draw:style-name="gr10" draw:text-style-name="P1" draw:layer="layout" svg:width="1cm" svg:height="1cm" svg:x="10.799cm" svg:y="15.299cm">
          <text:p/>
        </draw:rect>
        <draw:rect draw:style-name="gr10" draw:text-style-name="P1" draw:layer="layout" svg:width="1cm" svg:height="1cm" svg:x="10.799cm" svg:y="16.299cm">
          <text:p/>
        </draw:rect>
        <draw:rect draw:style-name="gr11" draw:text-style-name="P1" draw:layer="layout" svg:width="1cm" svg:height="1cm" svg:x="11.798cm" svg:y="12.298cm">
          <text:p/>
        </draw:rect>
        <draw:rect draw:style-name="gr18" draw:text-style-name="P1" draw:layer="layout" svg:width="1cm" svg:height="1cm" svg:x="11.798cm" svg:y="13.298cm">
          <text:p/>
        </draw:rect>
        <draw:rect draw:style-name="gr11" draw:text-style-name="P1" draw:layer="layout" svg:width="1cm" svg:height="1cm" svg:x="11.798cm" svg:y="14.298cm">
          <text:p/>
        </draw:rect>
        <draw:rect draw:style-name="gr11" draw:text-style-name="P1" draw:layer="layout" svg:width="1cm" svg:height="1cm" svg:x="11.798cm" svg:y="15.298cm">
          <text:p/>
        </draw:rect>
        <draw:rect draw:style-name="gr15" draw:text-style-name="P1" draw:layer="layout" svg:width="1cm" svg:height="1cm" svg:x="11.798cm" svg:y="16.298cm">
          <text:p/>
        </draw:rect>
        <draw:rect draw:style-name="gr10" draw:text-style-name="P1" draw:layer="layout" svg:width="1cm" svg:height="1cm" svg:x="12.798cm" svg:y="12.298cm">
          <text:p/>
        </draw:rect>
        <draw:rect draw:style-name="gr11" draw:text-style-name="P1" draw:layer="layout" svg:width="1cm" svg:height="1cm" svg:x="12.798cm" svg:y="13.298cm">
          <text:p/>
        </draw:rect>
        <draw:rect draw:style-name="gr10" draw:text-style-name="P1" draw:layer="layout" svg:width="1cm" svg:height="1cm" svg:x="12.798cm" svg:y="14.298cm">
          <text:p/>
        </draw:rect>
        <draw:rect draw:style-name="gr15" draw:text-style-name="P1" draw:layer="layout" svg:width="1cm" svg:height="1cm" svg:x="13.798cm" svg:y="12.298cm">
          <text:p/>
        </draw:rect>
        <draw:rect draw:style-name="gr11" draw:text-style-name="P1" draw:layer="layout" svg:width="1cm" svg:height="1cm" svg:x="13.798cm" svg:y="13.298cm">
          <text:p/>
        </draw:rect>
        <draw:rect draw:style-name="gr10" draw:text-style-name="P1" draw:layer="layout" svg:width="1cm" svg:height="1cm" svg:x="13.798cm" svg:y="14.298cm">
          <text:p/>
        </draw:rect>
        <draw:rect draw:style-name="gr10" draw:text-style-name="P1" draw:layer="layout" svg:width="1cm" svg:height="1cm" svg:x="13.798cm" svg:y="16.298cm">
          <text:p/>
        </draw:rect>
        <draw:rect draw:style-name="gr10" draw:text-style-name="P1" draw:layer="layout" svg:width="1cm" svg:height="1cm" svg:x="14.798cm" svg:y="12.298cm">
          <text:p/>
        </draw:rect>
        <draw:rect draw:style-name="gr15" draw:text-style-name="P1" draw:layer="layout" svg:width="1cm" svg:height="1cm" svg:x="14.798cm" svg:y="13.298cm">
          <text:p/>
        </draw:rect>
        <draw:rect draw:style-name="gr10" draw:text-style-name="P1" draw:layer="layout" svg:width="1cm" svg:height="1cm" svg:x="14.798cm" svg:y="14.298cm">
          <text:p/>
        </draw:rect>
        <draw:rect draw:style-name="gr15" draw:text-style-name="P1" draw:layer="layout" svg:width="1cm" svg:height="1cm" svg:x="12.797cm" svg:y="16.297cm">
          <text:p/>
        </draw:rect>
        <draw:rect draw:style-name="gr15" draw:text-style-name="P1" draw:layer="layout" svg:width="1cm" svg:height="1cm" svg:x="12.797cm" svg:y="15.297cm">
          <text:p/>
        </draw:rect>
        <draw:rect draw:style-name="gr15" draw:text-style-name="P1" draw:layer="layout" svg:width="1cm" svg:height="1cm" svg:x="13.797cm" svg:y="15.297cm">
          <text:p/>
        </draw:rect>
        <draw:rect draw:style-name="gr15" draw:text-style-name="P1" draw:layer="layout" svg:width="1cm" svg:height="1cm" svg:x="14.797cm" svg:y="15.297cm">
          <text:p/>
        </draw:rect>
        <draw:rect draw:style-name="gr15" draw:text-style-name="P1" draw:layer="layout" svg:width="1cm" svg:height="1cm" svg:x="14.797cm" svg:y="16.297cm">
          <text:p/>
        </draw:rect>
        <draw:rect draw:style-name="gr14" draw:text-style-name="P1" draw:layer="layout" svg:width="1cm" svg:height="1cm" svg:x="10.799cm" svg:y="6.299cm">
          <text:p/>
        </draw:rect>
        <draw:rect draw:style-name="gr11" draw:text-style-name="P1" draw:layer="layout" svg:width="1cm" svg:height="1cm" svg:x="11.798cm" svg:y="6.298cm">
          <text:p/>
        </draw:rect>
        <draw:rect draw:style-name="gr10" draw:text-style-name="P1" draw:layer="layout" svg:width="1cm" svg:height="1cm" svg:x="12.798cm" svg:y="6.298cm">
          <text:p/>
        </draw:rect>
        <draw:rect draw:style-name="gr15" draw:text-style-name="P1" draw:layer="layout" svg:width="1cm" svg:height="1cm" svg:x="13.798cm" svg:y="6.298cm">
          <text:p/>
        </draw:rect>
        <draw:rect draw:style-name="gr10" draw:text-style-name="P1" draw:layer="layout" svg:width="1cm" svg:height="1cm" svg:x="14.798cm" svg:y="6.298cm">
          <text:p/>
        </draw:rect>
        <draw:line draw:style-name="gr17" draw:text-style-name="P1" draw:layer="layout" svg:x1="18.4cm" svg:y1="13.8cm" svg:x2="12.4cm" svg:y2="13.8cm">
          <text:p/>
        </draw:line>
        <draw:frame draw:style-name="gr1" draw:layer="layout" svg:width="8.6cm" svg:height="3.426cm" svg:x="18.4cm" svg:y="6.2cm">
          <draw:text-box>
            <text:p>パスを追加することで閉路、はしごができないようにする</text:p>
            <text:p/>
            <text:p>ループを探索するときに内側は無視されるため</text:p>
          </draw:text-box>
        </draw:frame>
        <draw:frame draw:style-name="gr1" draw:layer="layout" svg:width="7.2cm" svg:height="2.156cm" svg:x="19.2cm" svg:y="12.2cm">
          <draw:text-box>
            <text:p>パスを減らすことで、領域がちぎれないようにする</text:p>
          </draw:text-box>
        </draw:frame>
        <draw:rect draw:style-name="gr10" draw:text-style-name="P1" draw:layer="layout" svg:width="1cm" svg:height="1cm" svg:x="19.599cm" svg:y="14.799cm">
          <text:p/>
        </draw:rect>
        <draw:rect draw:style-name="gr10" draw:text-style-name="P1" draw:layer="layout" svg:width="1cm" svg:height="1cm" svg:x="20.599cm" svg:y="15.799cm">
          <text:p/>
        </draw:rect>
        <draw:rect draw:style-name="gr11" draw:text-style-name="P1" draw:layer="layout" svg:width="1cm" svg:height="1cm" svg:x="20.598cm" svg:y="14.798cm">
          <text:p/>
        </draw:rect>
        <draw:rect draw:style-name="gr11" draw:text-style-name="P1" draw:layer="layout" svg:width="1cm" svg:height="1cm" svg:x="19.598cm" svg:y="15.798cm">
          <text:p/>
        </draw:rect>
        <draw:frame draw:style-name="gr1" draw:layer="layout" svg:width="4cm" svg:height="3.503cm" svg:x="22.4cm" svg:y="15cm">
          <draw:text-box>
            <text:p>←</text:p>
            <text:p>これもNG</text:p>
            <text:p/>
            <text:p>パスが交差するため</text:p>
          </draw:text-box>
        </draw:frame>
        <draw:polyline draw:style-name="gr19" draw:text-style-name="P1" draw:layer="layout" svg:width="4.999cm" svg:height="5.161cm" svg:x="1.2cm" svg:y="2.438cm" svg:viewBox="0 0 5000 5162" draw:points="0,2162 1400,2162 1400,5162 2800,5162 2800,3162 5000,3162 5000,1362 2800,1362 2800,0 3000,0">
          <text:p/>
        </draw:polyline>
        <draw:polyline draw:style-name="gr20" draw:text-style-name="P1" draw:layer="layout" svg:width="5.799cm" svg:height="4.599cm" draw:transform="rotate (-1.5707963267946) translate (6.99999999999199cm 2.99999999999318cm)" svg:viewBox="0 0 5800 4600" draw:points="0,4600 5800,4600 5800,2000 4600,2000 4600,1400 5600,1400 5600,0 5400,0">
          <text:p/>
        </draw:polyline>
        <draw:line draw:style-name="gr19" draw:text-style-name="P1" draw:layer="layout" svg:x1="1.6cm" svg:y1="11.2cm" svg:x2="3.2cm" svg:y2="11.2cm">
          <text:p/>
        </draw:line>
        <draw:frame draw:style-name="gr1" draw:layer="layout" svg:width="3.6cm" svg:height="0.886cm" svg:x="4.4cm" svg:y="10.8cm">
          <draw:text-box>
            <text:p>古いパス</text:p>
          </draw:text-box>
        </draw:frame>
        <draw:line draw:style-name="gr20" draw:text-style-name="P1" draw:layer="layout" svg:x1="1.55cm" svg:y1="12.4cm" svg:x2="3.15cm" svg:y2="12.4cm">
          <text:p/>
        </draw:line>
        <draw:frame draw:style-name="gr1" draw:layer="layout" svg:width="3.6cm" svg:height="0.886cm" svg:x="4.35cm" svg:y="12cm">
          <draw:text-box>
            <text:p>新しいパス</text:p>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draw:style-name="gr1" draw:text-style-name="P3" draw:layer="layout" svg:width="20.8cm" svg:height="1.238cm" svg:x="3cm" svg:y="1cm">
          <draw:text-box>
            <text:p text:style-name="P1"><text:span text:style-name="T1">新しいパスを追加できるか判定する</text:span></text:p>
          </draw:text-box>
        </draw:frame>
        <draw:rect draw:style-name="gr10" draw:text-style-name="P1" draw:layer="layout" svg:width="1cm" svg:height="1cm" svg:x="1.6cm" svg:y="6cm">
          <text:p/>
        </draw:rect>
        <draw:rect draw:style-name="gr10" draw:text-style-name="P1" draw:layer="layout" svg:width="1cm" svg:height="1cm" svg:x="1.599cm" svg:y="6.999cm">
          <text:p/>
        </draw:rect>
        <draw:rect draw:style-name="gr11" draw:text-style-name="P1" draw:layer="layout" svg:width="1cm" svg:height="1cm" svg:x="2.599cm" svg:y="5.999cm">
          <text:p/>
        </draw:rect>
        <draw:rect draw:style-name="gr10" draw:text-style-name="P1" draw:layer="layout" svg:width="1cm" svg:height="1cm" svg:x="2.599cm" svg:y="6.999cm">
          <text:p/>
        </draw:rect>
        <draw:rect draw:style-name="gr10" draw:text-style-name="P1" draw:layer="layout" svg:width="1cm" svg:height="1cm" svg:x="1.599cm" svg:y="4.999cm">
          <text:p/>
        </draw:rect>
        <draw:rect draw:style-name="gr21" draw:text-style-name="P4" draw:layer="layout" svg:width="1cm" svg:height="1cm" svg:x="2.599cm" svg:y="4.999cm">
          <text:p text:style-name="P4"><text:span text:style-name="T2">U</text:span></text:p>
        </draw:rect>
        <draw:rect draw:style-name="gr7" draw:text-style-name="P1" draw:layer="layout" svg:width="1cm" svg:height="1cm" svg:x="3.599cm" svg:y="4.999cm">
          <text:p text:style-name="P1">UR</text:p>
        </draw:rect>
        <draw:rect draw:style-name="gr21" draw:text-style-name="P4" draw:layer="layout" svg:width="1cm" svg:height="1cm" svg:x="3.599cm" svg:y="5.999cm">
          <text:p text:style-name="P4"><text:span text:style-name="T2">R</text:span></text:p>
        </draw:rect>
        <draw:rect draw:style-name="gr10" draw:text-style-name="P1" draw:layer="layout" svg:width="1cm" svg:height="1cm" svg:x="3.599cm" svg:y="6.999cm">
          <text:p/>
        </draw:rect>
        <draw:circle draw:style-name="gr15" draw:text-style-name="P1" draw:layer="layout" svg:width="0.4cm" svg:height="0.4cm" svg:x="2.9cm" svg:y="6.3cm">
          <text:p/>
        </draw:circle>
        <draw:rect draw:style-name="gr11" draw:text-style-name="P1" draw:layer="layout" svg:width="1cm" svg:height="1cm" svg:x="7.2cm" svg:y="6.4cm">
          <text:p/>
        </draw:rect>
        <draw:circle draw:style-name="gr15" draw:text-style-name="P1" draw:layer="layout" svg:width="0.4cm" svg:height="0.4cm" svg:x="7.499cm" svg:y="6.699cm">
          <text:p/>
        </draw:circle>
        <draw:rect draw:style-name="gr10" draw:text-style-name="P1" draw:layer="layout" svg:width="1cm" svg:height="1cm" svg:x="9.199cm" svg:y="6.399cm">
          <text:p/>
        </draw:rect>
        <draw:circle draw:style-name="gr15" draw:text-style-name="P1" draw:layer="layout" svg:width="0.4cm" svg:height="0.4cm" svg:x="9.498cm" svg:y="6.698cm">
          <text:p/>
        </draw:circle>
        <draw:frame draw:style-name="gr1" draw:layer="layout" svg:width="14.8cm" svg:height="0.886cm" svg:x="7.2cm" svg:y="4.6cm">
          <draw:text-box>
            <text:p>真ん中の黒を白に変化させると領域がちぎれる</text:p>
          </draw:text-box>
        </draw:frame>
        <draw:line draw:style-name="gr6" draw:text-style-name="P1" draw:layer="layout" svg:x1="8.3cm" svg:y1="6.9cm" svg:x2="9.099cm" svg:y2="6.9cm">
          <text:p/>
        </draw:line>
        <draw:rect draw:style-name="gr11" draw:text-style-name="P1" draw:layer="layout" svg:width="1cm" svg:height="1cm" svg:x="12.598cm" svg:y="6.998cm">
          <text:p/>
        </draw:rect>
        <draw:rect draw:style-name="gr11" draw:text-style-name="P1" draw:layer="layout" svg:width="1cm" svg:height="1cm" svg:x="12.598cm" svg:y="5.998cm">
          <text:p/>
        </draw:rect>
        <draw:rect draw:style-name="gr10" draw:text-style-name="P1" draw:layer="layout" svg:width="1cm" svg:height="1cm" svg:x="13.598cm" svg:y="5.998cm">
          <text:p/>
        </draw:rect>
        <draw:rect draw:style-name="gr11" draw:text-style-name="P1" draw:layer="layout" svg:width="1cm" svg:height="1cm" svg:x="13.598cm" svg:y="6.998cm">
          <text:p/>
        </draw:rect>
        <draw:circle draw:style-name="gr15" draw:text-style-name="P1" draw:layer="layout" svg:width="0.4cm" svg:height="0.4cm" svg:x="12.899cm" svg:y="7.299cm">
          <text:p/>
        </draw:circle>
        <draw:rect draw:style-name="gr10" draw:text-style-name="P1" draw:layer="layout" svg:width="1cm" svg:height="1cm" svg:x="16.598cm" svg:y="6.998cm">
          <text:p/>
        </draw:rect>
        <draw:rect draw:style-name="gr11" draw:text-style-name="P1" draw:layer="layout" svg:width="1cm" svg:height="1cm" svg:x="16.598cm" svg:y="5.998cm">
          <text:p/>
        </draw:rect>
        <draw:rect draw:style-name="gr10" draw:text-style-name="P1" draw:layer="layout" svg:width="1cm" svg:height="1cm" svg:x="17.598cm" svg:y="5.998cm">
          <text:p/>
        </draw:rect>
        <draw:rect draw:style-name="gr11" draw:text-style-name="P1" draw:layer="layout" svg:width="1cm" svg:height="1cm" svg:x="17.598cm" svg:y="6.998cm">
          <text:p/>
        </draw:rect>
        <draw:circle draw:style-name="gr15" draw:text-style-name="P1" draw:layer="layout" svg:width="0.4cm" svg:height="0.4cm" svg:x="16.899cm" svg:y="7.299cm">
          <text:p/>
        </draw:circle>
        <draw:line draw:style-name="gr6" draw:text-style-name="P1" draw:layer="layout" svg:x1="15.3cm" svg:y1="6.95cm" svg:x2="16.099cm" svg:y2="6.95cm">
          <text:p/>
        </draw:line>
        <draw:frame draw:style-name="gr1" draw:layer="layout" svg:width="15cm" svg:height="10.719cm" svg:x="7cm" svg:y="8.4cm">
          <draw:text-box>
            <text:p>書き下すと、</text:p>
            <text:p><text:span text:style-name="T3">U = 1</text:span><text:span text:style-name="T3">（黒）</text:span><text:span text:style-name="T3">, UR = 0</text:span><text:span text:style-name="T3">（白）</text:span><text:span text:style-name="T3">, R = 1</text:span></text:p>
            <text:p>のときには真ん中の色を <text:span text:style-name="T4">1 -&gt; 0</text:span><text:span text:style-name="T4">　にできない</text:span></text:p>
            <text:p/>
            <text:p>ところで</text:p>
            <text:p>黒がちぎれる　→　白がちぎれる</text:p>
            <text:p>白がちぎれる　→　黒がちぎれる</text:p>
            <text:p>なので、黒と白は区別しない</text:p>
            <text:p/>
            <text:p>また</text:p>
            <text:p>ちぎれた領域がないことを前提にして良いから</text:p>
            <text:p>真ん中の色は0ではない</text:p>
            <text:p/>
            <text:p>まとめると、</text:p>
            <text:p><text:span text:style-name="T3">U == R != UR</text:span></text:p>
            <text:p>のときには真ん中の色を<text:span text:style-name="T4">変更不可能</text:span></text:p>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draw:style-name="gr1" draw:text-style-name="P5" draw:layer="layout" svg:width="21.6cm" svg:height="1.17cm" svg:x="3cm" svg:y="0.8cm">
          <draw:text-box>
            <text:p text:style-name="P5"><text:span text:style-name="T5">新しいパスを追加できるかどうか判定する　その２</text:span></text:p>
          </draw:text-box>
        </draw:frame>
        <draw:rect draw:style-name="gr7" draw:text-style-name="P1" draw:layer="layout" svg:width="1cm" svg:height="1cm" svg:x="1.599cm" svg:y="3.999cm">
          <text:p text:style-name="P1">L</text:p>
        </draw:rect>
        <draw:rect draw:style-name="gr10" draw:text-style-name="P1" draw:layer="layout" svg:width="1cm" svg:height="1cm" svg:x="1.598cm" svg:y="4.998cm">
          <text:p/>
        </draw:rect>
        <draw:rect draw:style-name="gr11" draw:text-style-name="P1" draw:layer="layout" svg:width="1cm" svg:height="1cm" svg:x="2.598cm" svg:y="3.998cm">
          <text:p/>
        </draw:rect>
        <draw:rect draw:style-name="gr7" draw:text-style-name="P1" draw:layer="layout" svg:width="1cm" svg:height="1cm" svg:x="3.598cm" svg:y="3.998cm">
          <text:p text:style-name="P1">R</text:p>
        </draw:rect>
        <draw:rect draw:style-name="gr10" draw:text-style-name="P1" draw:layer="layout" svg:width="1cm" svg:height="1cm" svg:x="1.598cm" svg:y="2.998cm">
          <text:p/>
        </draw:rect>
        <draw:rect draw:style-name="gr21" draw:text-style-name="P4" draw:layer="layout" svg:width="1cm" svg:height="1cm" svg:x="2.598cm" svg:y="2.998cm">
          <text:p text:style-name="P4"><text:span text:style-name="T2">U</text:span></text:p>
        </draw:rect>
        <draw:rect draw:style-name="gr7" draw:text-style-name="P1" draw:layer="layout" svg:width="1cm" svg:height="1cm" svg:x="3.598cm" svg:y="2.998cm">
          <text:p/>
        </draw:rect>
        <draw:rect draw:style-name="gr21" draw:text-style-name="P4" draw:layer="layout" svg:width="1cm" svg:height="1cm" svg:x="2.598cm" svg:y="4.998cm">
          <text:p text:style-name="P4">D</text:p>
        </draw:rect>
        <draw:rect draw:style-name="gr10" draw:text-style-name="P1" draw:layer="layout" svg:width="1cm" svg:height="1cm" svg:x="3.598cm" svg:y="4.998cm">
          <text:p/>
        </draw:rect>
        <draw:circle draw:style-name="gr15" draw:text-style-name="P1" draw:layer="layout" svg:width="0.4cm" svg:height="0.4cm" svg:x="2.899cm" svg:y="4.299cm">
          <text:p/>
        </draw:circle>
        <draw:frame draw:style-name="gr1" draw:layer="layout" svg:width="12.6cm" svg:height="1.598cm" svg:x="7.4cm" svg:y="2.802cm">
          <draw:text-box>
            <text:p>真ん中が黒　→　白になるとパスがちぎれる</text:p>
            <text:p>L、Rが黒の場合も同様</text:p>
          </draw:text-box>
        </draw:frame>
        <draw:rect draw:style-name="gr7" draw:text-style-name="P1" draw:layer="layout" svg:width="1cm" svg:height="1cm" svg:x="1.598cm" svg:y="7.398cm">
          <text:p text:style-name="P1">L</text:p>
        </draw:rect>
        <draw:rect draw:style-name="gr10" draw:text-style-name="P1" draw:layer="layout" svg:width="1cm" svg:height="1cm" svg:x="1.597cm" svg:y="8.397cm">
          <text:p/>
        </draw:rect>
        <draw:rect draw:style-name="gr10" draw:text-style-name="P1" draw:layer="layout" svg:width="1cm" svg:height="1cm" svg:x="2.597cm" svg:y="7.397cm">
          <text:p/>
        </draw:rect>
        <draw:rect draw:style-name="gr7" draw:text-style-name="P1" draw:layer="layout" svg:width="1cm" svg:height="1cm" svg:x="3.597cm" svg:y="7.397cm">
          <text:p text:style-name="P1">R</text:p>
        </draw:rect>
        <draw:rect draw:style-name="gr10" draw:text-style-name="P1" draw:layer="layout" svg:width="1cm" svg:height="1cm" svg:x="1.597cm" svg:y="6.397cm">
          <text:p/>
        </draw:rect>
        <draw:rect draw:style-name="gr21" draw:text-style-name="P4" draw:layer="layout" svg:width="1cm" svg:height="1cm" svg:x="2.597cm" svg:y="6.397cm">
          <text:p text:style-name="P4"><text:span text:style-name="T2">U</text:span></text:p>
        </draw:rect>
        <draw:rect draw:style-name="gr7" draw:text-style-name="P1" draw:layer="layout" svg:width="1cm" svg:height="1cm" svg:x="3.597cm" svg:y="6.397cm">
          <text:p/>
        </draw:rect>
        <draw:rect draw:style-name="gr21" draw:text-style-name="P4" draw:layer="layout" svg:width="1cm" svg:height="1cm" svg:x="2.597cm" svg:y="8.397cm">
          <text:p text:style-name="P4">D</text:p>
        </draw:rect>
        <draw:rect draw:style-name="gr10" draw:text-style-name="P1" draw:layer="layout" svg:width="1cm" svg:height="1cm" svg:x="3.597cm" svg:y="8.397cm">
          <text:p/>
        </draw:rect>
        <draw:circle draw:style-name="gr15" draw:text-style-name="P1" draw:layer="layout" svg:width="0.4cm" svg:height="0.4cm" svg:x="2.898cm" svg:y="7.698cm">
          <text:p/>
        </draw:circle>
        <draw:frame draw:style-name="gr1" draw:layer="layout" svg:width="12.6cm" svg:height="1.598cm" svg:x="7.4cm" svg:y="6.202cm">
          <draw:text-box>
            <text:p>真ん中が白　→　黒になるとパスがつながる</text:p>
            <text:p>L、Rが黒の場合も同様</text:p>
          </draw:text-box>
        </draw:frame>
        <draw:frame draw:style-name="gr1" draw:layer="layout" svg:width="18.8cm" svg:height="5.081cm" svg:x="7.2cm" svg:y="14.066cm">
          <draw:text-box>
            <text:p>方向も考慮して一般化すると</text:p>
            <text:p>U == R != UR or</text:p>
            <text:p>R == D != RD or</text:p>
            <text:p>D == L != DL or</text:p>
            <text:p>L == U != LU or</text:p>
            <text:p>U == D &amp;&amp; L == R</text:p>
            <text:p>のとき変更不可</text:p>
          </draw:text-box>
        </draw:frame>
        <draw:frame draw:style-name="gr1" draw:layer="layout" svg:width="13.6cm" svg:height="2.233cm" svg:x="7.6cm" svg:y="9.8cm">
          <draw:text-box>
            <text:p>まとめると</text:p>
            <text:p>U == D &amp;&amp; L == R</text:p>
            <text:p>のとき真ん中の色は変更不可</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draw:style-name="gr1" draw:text-style-name="P6" draw:layer="layout" svg:width="19.6cm" svg:height="1.238cm" svg:x="4.4cm" svg:y="1cm">
          <draw:text-box>
            <text:p text:style-name="P2"><text:span text:style-name="T1">これで準備が整った</text:span></text:p>
          </draw:text-box>
        </draw:frame>
        <draw:frame draw:style-name="gr1" draw:layer="layout" svg:width="24.6cm" svg:height="7.236cm" svg:x="1.6cm" svg:y="3.6cm">
          <draw:text-box>
            <text:p>１．フィールドを白　　で初期化</text:p>
            <text:p/>
            <text:p>２．黒　　を１個だけ追加（初期値）</text:p>
            <text:p/>
            <text:p>３．黒を増やせるなら、黒を増やしていく（パスを変えていく）</text:p>
            <text:p/>
            <text:p>４．スコアを計算する</text:p>
            <text:p/>
            <text:p>５．高いスコアになるならそのまま、低いスコアになるなら元に戻す</text:p>
            <text:p/>
            <text:p>６．３～５をループ</text:p>
          </draw:text-box>
        </draw:frame>
        <draw:rect draw:style-name="gr10" draw:text-style-name="P1" draw:layer="layout" svg:width="0.8cm" svg:height="0.8cm" svg:x="6.5cm" svg:y="3.6cm">
          <text:p/>
        </draw:rect>
        <draw:rect draw:style-name="gr11" draw:text-style-name="P1" draw:layer="layout" svg:width="0.8cm" svg:height="0.8cm" svg:x="3.299cm" svg:y="4.899cm">
          <text:p/>
        </draw:rect>
        <draw:rect draw:style-name="gr11" draw:text-style-name="P1" draw:layer="layout" svg:width="0.8cm" svg:height="0.8cm" svg:x="20.298cm" svg:y="5.898cm">
          <text:p/>
        </draw:rect>
        <draw:rect draw:style-name="gr11" draw:text-style-name="P1" draw:layer="layout" svg:width="0.8cm" svg:height="0.8cm" svg:x="21.298cm" svg:y="5.898cm">
          <text:p/>
        </draw:rect>
        <draw:rect draw:style-name="gr11" draw:text-style-name="P1" draw:layer="layout" svg:width="0.8cm" svg:height="0.8cm" svg:x="20.297cm" svg:y="6.897cm">
          <text:p/>
        </draw:rect>
        <draw:rect draw:style-name="gr11" draw:text-style-name="P1" draw:layer="layout" svg:width="0.8cm" svg:height="0.8cm" svg:x="20.297cm" svg:y="7.897cm">
          <text:p/>
        </draw:rect>
        <draw:rect draw:style-name="gr11" draw:text-style-name="P1" draw:layer="layout" svg:width="0.8cm" svg:height="0.8cm" svg:x="21.297cm" svg:y="7.897cm">
          <text:p/>
        </draw:rect>
        <draw:rect draw:style-name="gr11" draw:text-style-name="P1" draw:layer="layout" svg:width="0.8cm" svg:height="0.8cm" svg:x="21.297cm" svg:y="8.897cm">
          <text:p/>
        </draw:rect>
        <draw:line draw:style-name="gr12" draw:text-style-name="P1" draw:layer="layout" svg:x1="20.6cm" svg:y1="6.2cm" svg:x2="23cm" svg:y2="6.2cm">
          <text:p/>
        </draw:line>
        <draw:polyline draw:style-name="gr8" draw:text-style-name="P1" draw:layer="layout" svg:width="2.199cm" svg:height="1.199cm" draw:transform="rotate (-1.5707963267946) translate (21.7999999999967cm 6.19999999999822cm)" svg:viewBox="0 0 2200 1200" draw:points="0,1200 2200,1200 2200,0 2200,200">
          <text:p/>
        </draw:polyline>
        <draw:line draw:style-name="gr12" draw:text-style-name="P1" draw:layer="layout" svg:x1="21.8cm" svg:y1="8.4cm" svg:x2="21.8cm" svg:y2="10.4cm">
          <text:p/>
        </draw:line>
        <draw:circle draw:style-name="gr15" draw:text-style-name="P1" draw:layer="layout" svg:width="0.4cm" svg:height="0.4cm" svg:x="20.4cm" svg:y="6.1cm">
          <text:p/>
        </draw:circl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draw:style-name="gr1" draw:text-style-name="P2" draw:layer="layout" svg:width="16.8cm" svg:height="1.238cm" svg:x="5.8cm" svg:y="1.4cm">
          <draw:text-box>
            <text:p text:style-name="P2"><text:span text:style-name="T1">ループの仕方</text:span></text:p>
          </draw:text-box>
        </draw:frame>
        <draw:path draw:style-name="gr4" draw:text-style-name="P1" draw:layer="layout" svg:width="13.661cm" svg:height="26.012cm" draw:transform="rotate (1.5707963267946) translate (1.4cm 17.4cm)" svg:viewBox="0 0 13662 26013" svg:d="m0 0c2200 0 7200 1200 4600 2800s-3400 1200-2400 2000 12562 1200 9000 3400-6800 1600-5400 3200 9400 3800 7600 6000-6400 4600-6400 4600c0 0-3000 1800-5000 3000s2400 1000 2400 1000">
          <text:p/>
        </draw:path>
        <draw:line draw:style-name="gr6" draw:text-style-name="P1" draw:layer="layout" svg:x1="3.2cm" svg:y1="17.4cm" svg:x2="3.2cm" svg:y2="12.8cm">
          <text:p/>
        </draw:line>
        <draw:frame draw:style-name="gr1" draw:layer="layout" svg:width="5.6cm" svg:height="2.156cm" svg:x="1.8cm" svg:y="18.2cm">
          <draw:text-box>
            <text:p>ここが初期値だったらどう動いてもスコアは下がる</text:p>
          </draw:text-box>
        </draw:frame>
        <draw:line draw:style-name="gr6" draw:text-style-name="P1" draw:layer="layout" svg:x1="0.6cm" svg:y1="17.6cm" svg:x2="0.6cm" svg:y2="2.6cm">
          <text:p/>
        </draw:line>
        <draw:line draw:style-name="gr6" draw:text-style-name="P1" draw:layer="layout" svg:x1="0.6cm" svg:y1="17.6cm" svg:x2="27.413cm" svg:y2="17.6cm">
          <text:p/>
        </draw:line>
        <draw:frame draw:style-name="gr1" draw:layer="layout" svg:width="2.6cm" svg:height="0.886cm" svg:x="1cm" svg:y="2.6cm">
          <draw:text-box>
            <text:p>スコア</text:p>
          </draw:text-box>
        </draw:frame>
        <draw:frame draw:style-name="gr1" draw:layer="layout" svg:width="4.4cm" svg:height="0.886cm" svg:x="23cm" svg:y="18cm">
          <draw:text-box>
            <text:p>パスの変化</text:p>
          </draw:text-box>
        </draw:frame>
        <draw:line draw:style-name="gr12" draw:text-style-name="P1" draw:layer="layout" svg:x1="3.4cm" svg:y1="12.2cm" svg:x2="17.8cm" svg:y2="3.8cm">
          <text:p/>
        </draw:line>
        <draw:frame draw:style-name="gr1" draw:text-style-name="P7" draw:layer="layout" svg:width="11.2cm" svg:height="1.521cm" svg:x="9.2cm" svg:y="13cm">
          <draw:text-box>
            <text:p text:style-name="P7"><text:span text:style-name="T3">スコアが下がる過程を経ないと高い山には行けない</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draw:style-name="gr1" draw:text-style-name="P3" draw:layer="layout" svg:width="26.4cm" svg:height="1.238cm" svg:x="0.6cm" svg:y="0.914cm">
          <draw:text-box>
            <text:p text:style-name="P2"><text:span text:style-name="T1">焼きなまし法</text:span></text:p>
          </draw:text-box>
        </draw:frame>
        <draw:frame draw:style-name="gr1" draw:layer="layout" svg:width="25cm" svg:height="14.048cm" svg:x="1.8cm" svg:y="3.4cm">
          <draw:text-box>
            <text:p>■パスの変化の初期段階では、スコアが下がってもそのまま放っておくようにする</text:p>
            <text:p>（どこの山でも選べるようにする）</text:p>
            <text:p/>
            <text:p>e = 0.8</text:p>
            <text:p>0 &lt; rand() &lt; 1.0</text:p>
            <text:p>if （スコアが下がる） &amp;&amp; e &lt; rand():</text:p>
            <text:p><text:tab/>もとに戻す</text:p>
            <text:p/>
            <text:p>この状態だとスコアが下がっても、８割の確率で放っておく</text:p>
            <text:p/>
            <text:p/>
            <text:p>■中盤では、スコアが下がった時にもとに戻す確率を高くしていく</text:p>
            <text:p>（ポテンシャルの高い山を選ぶ）</text:p>
            <text:p/>
            <text:p>e *= 0.99999</text:p>
            <text:p>eが下がるに連れてe &lt; rand()　→　1(True)に収束</text:p>
            <text:p/>
            <text:p>■終盤では、スコアが下がった時に確実に戻す</text:p>
            <text:p>（山の頂点を目指す）</text:p>
            <text:p/>
            <text:p>e &lt; rand() ≒ 1</text:p>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draw:style-name="gr1" draw:text-style-name="P2" draw:layer="layout" svg:width="15.4cm" svg:height="1.238cm" svg:x="5.2cm" svg:y="1.2cm">
          <draw:text-box>
            <text:p text:style-name="P2"><text:span text:style-name="T1">その他</text:span></text:p>
          </draw:text-box>
        </draw:frame>
        <draw:frame draw:style-name="gr1" draw:layer="layout" svg:width="22.8cm" svg:height="4.696cm" svg:x="2.2cm" svg:y="3.8cm">
          <draw:text-box>
            <text:p>■パスの変更の際に色を変えるブロックの候補</text:p>
            <text:p/>
            <text:p>盤面全体から候補を選ぶのは無駄</text:p>
            <text:p>今のパスの周りから候補を選ぶ</text:p>
            <text:p/>
            <text:p>パスを変更した時に、追加したブロックの周りを候補キューにつっこむ</text:p>
            <text:p/>
          </draw:text-box>
        </draw:frame>
        <draw:rect draw:style-name="gr11" draw:text-style-name="P1" draw:layer="layout" svg:width="1cm" svg:height="1cm" svg:x="2.6cm" svg:y="9.3cm">
          <text:p/>
        </draw:rect>
        <draw:rect draw:style-name="gr11" draw:text-style-name="P1" draw:layer="layout" svg:width="1cm" svg:height="1cm" svg:x="3.599cm" svg:y="9.299cm">
          <text:p/>
        </draw:rect>
        <draw:rect draw:style-name="gr11" draw:text-style-name="P1" draw:layer="layout" svg:width="1cm" svg:height="1cm" svg:x="2.599cm" svg:y="10.299cm">
          <text:p/>
        </draw:rect>
        <draw:rect draw:style-name="gr11" draw:text-style-name="P1" draw:layer="layout" svg:width="1cm" svg:height="1cm" svg:x="4.599cm" svg:y="9.299cm">
          <text:p/>
        </draw:rect>
        <draw:rect draw:style-name="gr11" draw:text-style-name="P1" draw:layer="layout" svg:width="1cm" svg:height="1cm" svg:x="4.599cm" svg:y="10.299cm">
          <text:p/>
        </draw:rect>
        <draw:rect draw:style-name="gr15" draw:text-style-name="P1" draw:layer="layout" svg:width="1cm" svg:height="1cm" svg:x="5.599cm" svg:y="10.299cm">
          <text:p/>
        </draw:rect>
        <draw:rect draw:style-name="gr22" draw:text-style-name="P1" draw:layer="layout" svg:width="1cm" svg:height="1cm" svg:x="5.598cm" svg:y="9.298cm">
          <text:p/>
        </draw:rect>
        <draw:rect draw:style-name="gr22" draw:text-style-name="P1" draw:layer="layout" svg:width="1cm" svg:height="1cm" svg:x="6.598cm" svg:y="10.298cm">
          <text:p/>
        </draw:rect>
        <draw:rect draw:style-name="gr22" draw:text-style-name="P1" draw:layer="layout" svg:width="1cm" svg:height="1cm" svg:x="5.598cm" svg:y="11.298cm">
          <text:p/>
        </draw:rect>
        <draw:rect draw:style-name="gr15" draw:text-style-name="P1" draw:layer="layout" svg:width="1cm" svg:height="1cm" svg:x="8.598cm" svg:y="9.098cm">
          <text:p/>
        </draw:rect>
        <draw:frame draw:style-name="gr23" draw:layer="layout" svg:width="7.602cm" svg:height="4.321cm" svg:x="8.598cm" svg:y="9.179cm">
          <draw:text-box>
            <text:p>　　を追加した時に</text:p>
            <text:p/>
            <text:p>　　が次に追加する候補に</text:p>
            <text:p/>
            <text:p>なる</text:p>
          </draw:text-box>
        </draw:frame>
        <draw:rect draw:style-name="gr22" draw:text-style-name="P1" draw:layer="layout" svg:width="1cm" svg:height="1cm" svg:x="8.597cm" svg:y="10.397cm">
          <text:p/>
        </draw:rect>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draw:style-name="gr1" draw:text-style-name="P2" draw:layer="layout" svg:width="14.2cm" svg:height="1.238cm" svg:x="6.4cm" svg:y="1.2cm">
          <draw:text-box>
            <text:p text:style-name="P2"><text:span text:style-name="T1">コードの簡単な説明</text:span></text:p>
          </draw:text-box>
        </draw:frame>
        <draw:frame draw:style-name="gr1" draw:layer="layout" svg:width="25cm" svg:height="14.029cm" svg:x="1cm" svg:y="3.4cm">
          <draw:text-box>
            <text:p>■フィールドの配列</text:p>
            <text:p>fld[][] 黒(True)と白(False)で表現</text:p>
            <text:p>target[][] inputされた数字のフィールド、数字のないマスは-1で初期化</text:p>
            <text:p>counts[][] 作成したパスの数字のフィールド、counts[][]をtarget[][]に近づけていく</text:p>
            <text:p/>
            <text:p>■デバッグ用関数（不要）</text:p>
            <text:p>output_fld</text:p>
            <text:p>input_fld</text:p>
            <text:p>input_target</text:p>
            <text:p>compute_score</text:p>
            <text:p/>
            <text:p>■メインの関数</text:p>
            <text:p>trace_path field-&gt;stringへの変換関数（最後に1回呼び出す）</text:p>
            <text:p>can_change fld[x][y]の黒白を反転できるかどうかを判断</text:p>
            <text:p>change fld[x][y]の黒白を反転させる、同時にcounts[x][y]も更新する</text:p>
            <text:p>findLoop</text:p>
            <text:p><text:tab/>frontier_listから黒白を反転させる候補を選ぶ</text:p>
            <text:p><text:tab/>重複を避けるために(set)frontierを介して候補を追加する</text:p>
            <text:p><text:tab/>frontierは増やすことはあっても減らすことはしない</text:p>
            <text:p><text:tab/><text:tab/>最終的にはフィールド全体が候補になる</text:p>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draw:style-name="gr1" draw:text-style-name="P3" draw:layer="layout" svg:width="21.4cm" svg:height="1.238cm" svg:x="2.8cm" svg:y="1cm">
          <draw:text-box>
            <text:p text:style-name="P2"><text:span text:style-name="T1">簡易版コードでのスコア</text:span></text:p>
          </draw:text-box>
        </draw:frame>
        <draw:frame draw:style-name="gr1" draw:layer="layout" svg:width="7.8cm" svg:height="12.933cm" svg:x="2.2cm" svg:y="3.6cm">
          <draw:text-box>
            <text:p text:style-name="P8"><text:s/>1 second score = 29.02 at e = 0.5011</text:p>
            <text:p text:style-name="P8"><text:s/>2 second score = 33.21 at e = 0.3633</text:p>
            <text:p text:style-name="P8"><text:s/>3 second score = 39.17 at e = 0.2271</text:p>
            <text:p text:style-name="P8"><text:s/>4 second score = 43.97 at e = 0.1389</text:p>
            <text:p text:style-name="P8"><text:s/>5 second score = 50.12 at e = 0.0835</text:p>
            <text:p text:style-name="P8"><text:s/>6 second score = 53.40 at e = 0.0498</text:p>
            <text:p text:style-name="P8"><text:s/>7 second score = 56.56 at e = 0.0296</text:p>
            <text:p text:style-name="P8"><text:s/>8 second score = 58.87 at e = 0.0175</text:p>
            <text:p text:style-name="P8"><text:s/>9 second score = 60.70 at e = 0.0103</text:p>
            <text:p text:style-name="P8">10 second score = 61.42 at e = 0.0061</text:p>
            <text:p text:style-name="P8"/>
            <text:p text:style-name="P8">11 second score = 62.12 at e = 0.0036</text:p>
            <text:p text:style-name="P8">12 second score = 62.52 at e = 0.0021</text:p>
            <text:p text:style-name="P8">13 second score = 62.50 at e = 0.0013</text:p>
            <text:p text:style-name="P8">14 second score = 62.66 at e = 0.0007</text:p>
            <text:p text:style-name="P8">15 second score = 62.77 at e = 0.0004</text:p>
            <text:p text:style-name="P8">16 second score = 62.71 at e = 0.0003</text:p>
            <text:p text:style-name="P8">17 second score = 62.63 at e = 0.0002</text:p>
            <text:p text:style-name="P8">18 second score = 62.52 at e = 0.0001</text:p>
            <text:p text:style-name="P8">19 second score = 62.58 at e = 0.0001</text:p>
            <text:p text:style-name="P8">20 second score = 62.58 at e = 0.0000</text:p>
            <text:p text:style-name="P8">21 second score = 62.58 at e = 0.0000</text:p>
            <text:p text:style-name="P8">22 second score = 62.58 at e = 0.0000</text:p>
            <text:p text:style-name="P8">23 second score = 62.58 at e = 0.0000</text:p>
            <text:p text:style-name="P8">24 second score = 62.58 at e = 0.0000</text:p>
            <text:p text:style-name="P8">25 second score = 62.58 at e = 0.0000</text:p>
            <text:p text:style-name="P8">26 second score = 62.58 at e = 0.0000</text:p>
            <text:p text:style-name="P8">27 second score = 62.58 at e = 0.0000</text:p>
            <text:p text:style-name="P8">28 second score = 62.58 at e = 0.0000</text:p>
            <text:p text:style-name="P8">29 second score = 62.58 at e = 0.0000</text:p>
            <text:p text:style-name="P8">30 second score = 62.58 at e = 0.0000</text:p>
          </draw:text-box>
        </draw:frame>
        <draw:frame draw:style-name="gr1" draw:layer="layout" svg:width="14.4cm" svg:height="4.292cm" svg:x="12.8cm" svg:y="3.8cm">
          <draw:text-box>
            <text:p>実際には制限時間は10secondsだが、30seconds回してスコアの上がり方を見てみた</text:p>
            <text:p/>
            <text:p>ループするごとにe *= 0.99999</text:p>
            <text:p/>
            <text:p>e ≒ 0になった時点で山の頂点に収束</text:p>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draw:style-name="gr1" draw:layer="layout" svg:width="13.4cm" svg:height="12.933cm" svg:x="2.2cm" svg:y="4cm">
          <draw:text-box>
            <text:p text:style-name="P8"><text:s/>1 second score = 37.91 at e = 0.0042</text:p>
            <text:p text:style-name="P8"><text:s/>2 second score = 39.06 at e = 0.0000</text:p>
            <text:p text:style-name="P8"><text:s/>3 second score = 39.06 at e = 0.0000</text:p>
            <text:p text:style-name="P8"><text:s/>4 second score = 39.09 at e = 0.0000</text:p>
            <text:p text:style-name="P8"><text:s/>5 second score = 39.09 at e = 0.0000</text:p>
            <text:p text:style-name="P8"><text:s/>6 second score = 39.09 at e = 0.0000</text:p>
            <text:p text:style-name="P8"><text:s/>7 second score = 39.09 at e = 0.0000</text:p>
            <text:p text:style-name="P8"><text:s/>8 second score = 39.09 at e = 0.0000</text:p>
            <text:p text:style-name="P8"><text:s/>9 second score = 39.09 at e = 0.0000</text:p>
            <text:p text:style-name="P8">10 second score = 39.09 at e = 0.0000</text:p>
            <text:p text:style-name="P8"/>
            <text:p text:style-name="P8">11 second score = 39.09 at e = 0.0000</text:p>
            <text:p text:style-name="P8">12 second score = 39.09 at e = 0.0000</text:p>
            <text:p text:style-name="P8">13 second score = 39.09 at e = 0.0000</text:p>
            <text:p text:style-name="P8">14 second score = 39.09 at e = 0.0000</text:p>
            <text:p text:style-name="P8">15 second score = 39.09 at e = 0.0000</text:p>
            <text:p text:style-name="P8">16 second score = 39.09 at e = 0.0000</text:p>
            <text:p text:style-name="P8">17 second score = 39.09 at e = 0.0000</text:p>
            <text:p text:style-name="P8">18 second score = 39.09 at e = 0.0000</text:p>
            <text:p text:style-name="P8">19 second score = 39.09 at e = 0.0000</text:p>
            <text:p text:style-name="P8">20 second score = 39.09 at e = 0.0000</text:p>
            <text:p text:style-name="P8">21 second score = 39.09 at e = 0.0000</text:p>
            <text:p text:style-name="P8">22 second score = 39.09 at e = 0.0000</text:p>
            <text:p text:style-name="P8">23 second score = 39.09 at e = 0.0000</text:p>
            <text:p text:style-name="P8">24 second score = 39.09 at e = 0.0000</text:p>
            <text:p text:style-name="P8">25 second score = 39.09 at e = 0.0000</text:p>
            <text:p text:style-name="P8">26 second score = 39.09 at e = 0.0000</text:p>
            <text:p text:style-name="P8">27 second score = 39.09 at e = 0.0000</text:p>
            <text:p text:style-name="P8">28 second score = 39.09 at e = 0.0000</text:p>
            <text:p text:style-name="P8">29 second score = 39.09 at e = 0.0000</text:p>
            <text:p text:style-name="P8">30 second score = 39.09 at e = 0.0000</text:p>
          </draw:text-box>
        </draw:frame>
        <draw:frame draw:style-name="gr1" draw:layer="layout" svg:width="9.4cm" svg:height="12.933cm" svg:x="15cm" svg:y="4cm">
          <draw:text-box>
            <text:p text:style-name="P8"><text:s/>1 second score = 26.31 at e = 0.7640</text:p>
            <text:p text:style-name="P8"><text:s/>2 second score = 25.69 at e = 0.7307</text:p>
            <text:p text:style-name="P8"><text:s/>3 second score = 27.19 at e = 0.6987</text:p>
            <text:p text:style-name="P8"><text:s/>4 second score = 28.32 at e = 0.6678</text:p>
            <text:p text:style-name="P8"><text:s/>5 second score = 28.70 at e = 0.6376</text:p>
            <text:p text:style-name="P8"><text:s/>6 second score = 28.24 at e = 0.6089</text:p>
            <text:p text:style-name="P8"><text:s/>7 second score = 27.76 at e = 0.5813</text:p>
            <text:p text:style-name="P8"><text:s/>8 second score = 29.99 at e = 0.5547</text:p>
            <text:p text:style-name="P8"><text:s/>9 second score = 30.90 at e = 0.5294</text:p>
            <text:p text:style-name="P8"/>
            <text:p text:style-name="P8">10 second score = 31.17 at e = 0.5054</text:p>
            <text:p text:style-name="P8">11 second score = 32.11 at e = 0.4823</text:p>
            <text:p text:style-name="P8">12 second score = 32.72 at e = 0.4601</text:p>
            <text:p text:style-name="P8">13 second score = 32.99 at e = 0.4390</text:p>
            <text:p text:style-name="P8">14 second score = 33.53 at e = 0.4186</text:p>
            <text:p text:style-name="P8">15 second score = 33.66 at e = 0.3989</text:p>
            <text:p text:style-name="P8">16 second score = 34.39 at e = 0.3802</text:p>
            <text:p text:style-name="P8">17 second score = 35.30 at e = 0.3623</text:p>
            <text:p text:style-name="P8">18 second score = 35.28 at e = 0.3453</text:p>
            <text:p text:style-name="P8">19 second score = 36.05 at e = 0.3290</text:p>
            <text:p text:style-name="P8">20 second score = 36.11 at e = 0.3133</text:p>
            <text:p text:style-name="P8">21 second score = 37.23 at e = 0.2982</text:p>
            <text:p text:style-name="P8">22 second score = 37.42 at e = 0.2840</text:p>
            <text:p text:style-name="P8">23 second score = 37.45 at e = 0.2703</text:p>
            <text:p text:style-name="P8">24 second score = 38.17 at e = 0.2574</text:p>
            <text:p text:style-name="P8">25 second score = 39.33 at e = 0.2452</text:p>
            <text:p text:style-name="P8">26 second score = 39.44 at e = 0.2334</text:p>
            <text:p text:style-name="P8">27 second score = 40.78 at e = 0.2221</text:p>
            <text:p text:style-name="P8">28 second score = 41.42 at e = 0.2114</text:p>
            <text:p text:style-name="P8">29 second score = 41.21 at e = 0.2012</text:p>
            <text:p text:style-name="P8">30 second score = 43.38 at e = 0.1913</text:p>
          </draw:text-box>
        </draw:frame>
        <draw:frame draw:style-name="gr1" draw:layer="layout" svg:width="12.6cm" svg:height="1.598cm" svg:x="1.6cm" svg:y="17cm">
          <draw:text-box>
            <text:p>e *= 0.9999の場合</text:p>
            <text:p>収束が早すぎて、高い山に移れていない</text:p>
          </draw:text-box>
        </draw:frame>
        <draw:frame draw:style-name="gr1" draw:layer="layout" svg:width="11.4cm" svg:height="2.233cm" svg:x="15.4cm" svg:y="17.2cm">
          <draw:text-box>
            <text:p>e *= 0.999999の場合</text:p>
            <text:p>収束が遅すぎて、山の頂点に登れていない</text:p>
          </draw:text-box>
        </draw:frame>
        <draw:frame draw:style-name="gr1" draw:text-style-name="P2" draw:layer="layout" svg:width="22.4cm" svg:height="1.348cm" svg:x="3.2cm" svg:y="1cm">
          <draw:text-box>
            <text:p text:style-name="P2"><text:span text:style-name="T1">e</text:span><text:span text:style-name="T1">の調整</text:span></text:p>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draw:style-name="gr1" draw:layer="layout" svg:width="7.8cm" svg:height="10.526cm" svg:x="2.4cm" svg:y="4.274cm">
          <draw:text-box>
            <text:p text:style-name="P8"><text:s/>1 second score = 26.31 at e = 0.7640</text:p>
            <text:p text:style-name="P8"><text:s/>5 second score = 29.21 at e = 0.6389</text:p>
            <text:p text:style-name="P8">10 second score = 30.98 at e = 0.5063</text:p>
            <text:p text:style-name="P8">15 second score = 32.54 at e = 0.4050</text:p>
            <text:p text:style-name="P8">20 second score = 36.94 at e = 0.3188</text:p>
            <text:p text:style-name="P8">25 second score = 39.62 at e = 0.2495</text:p>
            <text:p text:style-name="P8">30 second score = 42.66 at e = 0.1951</text:p>
            <text:p text:style-name="P8">40 second score = 46.95 at e = 0.1179</text:p>
            <text:p text:style-name="P8">50 second score = 51.62 at e = 0.0705</text:p>
            <text:p text:style-name="P8">60 second score = 55.22 at e = 0.0418</text:p>
            <text:p text:style-name="P8">70 second score = 59.06 at e = 0.0248</text:p>
            <text:p text:style-name="P8">80 second score = 61.15 at e = 0.0149</text:p>
            <text:p text:style-name="P8">90 second score = 62.68 at e = 0.0088</text:p>
            <text:p text:style-name="P8">100 second score = 64.70 at e = 0.0052</text:p>
            <text:p text:style-name="P8">110 second score = 64.97 at e = 0.0031</text:p>
            <text:p text:style-name="P8">111 second score = 64.89 at e = 0.0029</text:p>
            <text:p text:style-name="P8">112 second score = 65.10 at e = 0.0028</text:p>
            <text:p text:style-name="P8">113 second score = 64.94 at e = 0.0026</text:p>
            <text:p text:style-name="P8">114 second score = 65.21 at e = 0.0025</text:p>
            <text:p text:style-name="P8">115 second score = 65.05 at e = 0.0024</text:p>
            <text:p text:style-name="P8">116 second score = 64.72 at e = 0.0022</text:p>
            <text:p text:style-name="P8">117 second score = 65.02 at e = 0.0021</text:p>
            <text:p text:style-name="P8">118 second score = 64.75 at e = 0.0020</text:p>
            <text:p text:style-name="P8">119 second score = 64.30 at e = 0.0019</text:p>
            <text:p text:style-name="P8">120 second score = 64.56 at e = 0.0018</text:p>
          </draw:text-box>
        </draw:frame>
        <draw:frame draw:style-name="gr1" draw:layer="layout" svg:width="15.6cm" svg:height="8.333cm" svg:x="10.8cm" svg:y="4.508cm">
          <draw:text-box>
            <text:p>e *= 0.999999の場合</text:p>
            <text:p>十分に回すとよりよりスコアが期待できる</text:p>
            <text:p>64～65</text:p>
            <text:p/>
            <text:p>e *= 0.99999で10秒回した場合</text:p>
            <text:p>61.42</text:p>
            <text:p>と比べて大きな差はない</text:p>
            <text:p/>
            <text:p>少ない時間でそこそこのスコアを出すために、</text:p>
            <text:p>eの時間変位はかなり重要</text:p>
            <text:p/>
            <text:p>制限時間に合わせてeが0に近づくようにする</text:p>
          </draw:text-box>
        </draw:frame>
        <draw:frame draw:style-name="gr1" draw:text-style-name="P2" draw:layer="layout" svg:width="14.6cm" svg:height="1.348cm" svg:x="6cm" svg:y="1.4cm">
          <draw:text-box>
            <text:p text:style-name="P2"><text:span text:style-name="T1">e</text:span><text:span text:style-name="T1">の調整　その２</text:span></text:p>
          </draw:text-box>
        </draw:frame>
        <draw:frame draw:style-name="gr1" draw:layer="layout" svg:width="24.8cm" svg:height="3.657cm" svg:x="1.8cm" svg:y="15.8cm">
          <draw:text-box>
            <text:p>が、このスコアだと全体での相対スコアは800,000/1,000,000程度しか出ない</text:p>
            <text:p>上を目指すにはアルゴリズムを改良する必要がある</text:p>
            <text:p>（こんな単純なやり方でも方針があっていれば150行程度のコードでそこそこの結果が出る）</text:p>
            <text:p/>
            <text:p>1,000,000/1,000,000を目指すために・・・　→　来週にご期待ください！！</text:p>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7T01:56:13.86</meta:creation-date>
    <meta:editing-duration>P1DT13H33M32S</meta:editing-duration>
    <meta:editing-cycles>6</meta:editing-cycles>
    <dc:date>2013-04-03T10:09:31.38</dc:date>
    <meta:generator>OpenOffice.org/3.4.1$Win32 OpenOffice.org_project/341m1$Build-9593</meta:generator>
    <meta:document-statistic meta:object-count="350"/>
  </office:meta>
</office:document-meta>
</file>